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7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0: "* Es ist ein roter Wagen mit einem verrosteten Gehege drinnen./",</text:p>
          </table:table-cell>
          <table:table-cell table:number-columns-repeated="8"/>
          <table:table-cell office:value-type="string" calcext:value-type="string">
            <text:p>Zeilennummer 100: "* It's a red wagon with a rusty birdcage in i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s sieht so aus, als sei es oft runter gefallen./%",</text:p>
          </table:table-cell>
          <table:table-cell table:number-columns-repeated="8"/>
          <table:table-cell office:value-type="string" calcext:value-type="string">
            <text:p>Zeilennummer 100: "* Looks like it's seen quite a few crashe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Es ist Chairiel^1, der geliebte Wohnzimmerstuhl.)/%",</text:p>
          </table:table-cell>
          <table:table-cell table:number-columns-repeated="8"/>
          <table:table-cell office:value-type="string" calcext:value-type="string">
            <text:p>Zeilennummer 100: "* (It's Chairiel^1, the beloved living room chair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Es ist eine Puppe.)/%",</text:p>
          </table:table-cell>
          <table:table-cell table:number-columns-repeated="8"/>
          <table:table-cell office:value-type="string" calcext:value-type="string">
            <text:p>Zeilennummer 100: "* (It's just a dummy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ama miba^1! ich bin TOPCHEF^1!&amp;* Mein letztes Werk hat mich ausgelaucht!/",</text:p>
          </table:table-cell>
          <table:table-cell table:number-columns-repeated="8"/>
          <table:table-cell office:value-type="string" calcext:value-type="string">
            <text:p>Zeilennummer 100: "* Mama miba^1! I'm TOPCHEF^1!&amp;* My latest cake worked me to exhaustion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lso schlief ich ein..^1.&amp;* Aber^1, Mama miba^1!&amp;* Etwas Gruseliges weckte mich!/",</text:p>
          </table:table-cell>
          <table:table-cell table:number-columns-repeated="8"/>
          <table:table-cell office:value-type="string" calcext:value-type="string">
            <text:p>Zeilennummer 100: "* So I took a little nap..^1.&amp;* But^1, Mama miba^1!&amp;* A scary noise woke me up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in Biest sprintete zum Tisch^1 und Aß meinen Kuchen!/",</text:p>
          </table:table-cell>
          <table:table-cell table:number-columns-repeated="8"/>
          <table:table-cell office:value-type="string" calcext:value-type="string">
            <text:p>Zeilennummer 100: "* A beast was hunched on the table^1, eating the cake like an animal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vertrieb es mit Wasser^1 und es ran weg^1!&amp;* Doch mein^1, wunderbarer Kuchen../",</text:p>
          </table:table-cell>
          <table:table-cell table:number-columns-repeated="8"/>
          <table:table-cell office:value-type="string" calcext:value-type="string">
            <text:p>Zeilennummer 100: "* I spritzed it with water^1, and it hissed and ran off^1!&amp;* But^1, my wonderful cake i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ww^1, Kris^1, dass klingt nach Susie^1! Wir sind hier genau richtig!/",</text:p>
          </table:table-cell>
          <table:table-cell table:number-columns-repeated="8"/>
          <table:table-cell office:value-type="string" calcext:value-type="string">
            <text:p>Zeilennummer 100: "* Aww^1, Kris^1, that sounds like Susie^1! We must be going the right way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1* Versuchen wir einfach sie aus weitern Schwierigkeiten zuholen!/%",</text:p>
          </table:table-cell>
          <table:table-cell table:number-columns-repeated="8"/>
          <table:table-cell office:value-type="string" calcext:value-type="string">
            <text:p>Zeilennummer 100: "\\E1* Let's try to keep her out of any more troubl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-M-Mama miba^1! M-M-Mama SHIBA^1!&amp;* Ihr kennt dises Biest!^1?&amp;* Bitte kommt nicht wieder.../%",</text:p>
          </table:table-cell>
          <table:table-cell table:number-columns-repeated="8"/>
          <table:table-cell office:value-type="string" calcext:value-type="string">
            <text:p>Zeilennummer 100: "* M-M-Mama miba^1! M-M-Mama SHIBA^1!&amp;* You know that beast!^1?&amp;* Please don't come back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ama miba^1! Mom AMOEBA^1!&amp;* Du bist das Biest was mein Kuchen Aß!/",</text:p>
          </table:table-cell>
          <table:table-cell table:number-columns-repeated="8"/>
          <table:table-cell office:value-type="string" calcext:value-type="string">
            <text:p>Zeilennummer 100: "* Mama miba^1! Mom AMOEBA^1!&amp;* Y-You're the beast that ate my cak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eah^1? und^1? Soll ich ihn wieder ausspucken?/",</text:p>
          </table:table-cell>
          <table:table-cell table:number-columns-repeated="8"/>
          <table:table-cell office:value-type="string" calcext:value-type="string">
            <text:p>Zeilennummer 100: "* Yeah^1? So^1? Want me to spit it back ou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-nein^1, alles <text:s/>in Ordnung.../",</text:p>
          </table:table-cell>
          <table:table-cell table:number-columns-repeated="8"/>
          <table:table-cell office:value-type="string" calcext:value-type="string">
            <text:p>Zeilennummer 100: "* N-no^1, that's quite fin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icher^1? So gut war er nicht^1.&amp;* Das kann ich bezeugen./%",</text:p>
          </table:table-cell>
          <table:table-cell table:number-columns-repeated="8"/>
          <table:table-cell office:value-type="string" calcext:value-type="string">
            <text:p>Zeilennummer 100: "* Ya sure^1? 'd probably make it better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rum schaust du mich so an!?/",</text:p>
          </table:table-cell>
          <table:table-cell table:number-columns-repeated="8"/>
          <table:table-cell office:value-type="string" calcext:value-type="string">
            <text:p>Zeilennummer 100: "* Why are you looking at me like that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trau niemanden, der meine Angebote ablehnt./",</text:p>
          </table:table-cell>
          <table:table-cell table:number-columns-repeated="8"/>
          <table:table-cell office:value-type="string" calcext:value-type="string">
            <text:p>Zeilennummer 100: "* I don't trust anyone that won't eat my spi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Also traust du gar keinem?/",</text:p>
          </table:table-cell>
          <table:table-cell table:number-columns-repeated="8"/>
          <table:table-cell office:value-type="string" calcext:value-type="string">
            <text:p>Zeilennummer 100: "* ... So you don't trust anyon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nau./%",</text:p>
          </table:table-cell>
          <table:table-cell table:number-columns-repeated="8"/>
          <table:table-cell office:value-type="string" calcext:value-type="string">
            <text:p>Zeilennummer 100: "* Yea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-woah^1! Warte kurz^1! Selbst wenn du mein Feind bist^1, muss ich dich warnen!/",</text:p>
          </table:table-cell>
          <table:table-cell table:number-columns-repeated="8"/>
          <table:table-cell office:value-type="string" calcext:value-type="string">
            <text:p>Zeilennummer 100: "* W-woah^1! Wait a minute^1! Even if you're my enemy^1, I've got to warn you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in Lila Biest treibt ihr Unwesen^1 und klebt jeden fest der ihr im Weg steht...!/",</text:p>
          </table:table-cell>
          <table:table-cell table:number-columns-repeated="8"/>
          <table:table-cell office:value-type="string" calcext:value-type="string">
            <text:p>Zeilennummer 100: "* A purple beast is roaming^1, clobbering anyone who dares block her way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chluchzt...^1) Wir wollen keinen Kampf..^1. De-der König lies uns keine Wahl.../",</text:p>
          </table:table-cell>
          <table:table-cell table:number-columns-repeated="8"/>
          <table:table-cell office:value-type="string" calcext:value-type="string">
            <text:p>Zeilennummer 100: "* (Sob...^1) We don't even like fighting..^1. th-the King left us no choic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chluchzt...^1) Wir wollen keinen Kampf..^1. De-der König lies uns keine Wahl.../%",</text:p>
          </table:table-cell>
          <table:table-cell table:number-columns-repeated="8"/>
          <table:table-cell office:value-type="string" calcext:value-type="string">
            <text:p>Zeilennummer 100: "* (Sob...^1) We don't even like fighting..^1. th-the King left us no choice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-oh..^1. Kris^1, wir sollten Susie aufhalten^1, schnell...!/%",</text:p>
          </table:table-cell>
          <table:table-cell table:number-columns-repeated="8"/>
          <table:table-cell office:value-type="string" calcext:value-type="string">
            <text:p>Zeilennummer 100: "* O-oh..^1. Kris^1, we need to stop Susie^1, quick...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warum hast du keine Angst...?/%",</text:p>
          </table:table-cell>
          <table:table-cell table:number-columns-repeated="8"/>
          <table:table-cell office:value-type="string" calcext:value-type="string">
            <text:p>Zeilennummer 100: "* Hey^1, why aren't you afraid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HHHHHHHHHHH!^1!&amp;* Es ist das Lila Biest!!!/",</text:p>
          </table:table-cell>
          <table:table-cell table:number-columns-repeated="8"/>
          <table:table-cell office:value-type="string" calcext:value-type="string">
            <text:p>Zeilennummer 100: "* AHHHHHHHHHHH!^1!&amp;* It's that purple beast!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oah^1, Hey^1.&amp;* Schau^1, Kris^1, ich habe Fans./%",</text:p>
          </table:table-cell>
          <table:table-cell table:number-columns-repeated="8"/>
          <table:table-cell office:value-type="string" calcext:value-type="string">
            <text:p>Zeilennummer 100: "* Woah^1, nice cheer^1.&amp;* Look^1, Kris^1, I've got fan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HHHHHHHHHH-^1&amp;* Okay^1, ich Krig keine Luft mehr./%",</text:p>
          </table:table-cell>
          <table:table-cell table:number-columns-repeated="8"/>
          <table:table-cell office:value-type="string" calcext:value-type="string">
            <text:p>Zeilennummer 100: "* AHHHHHHHHHH-^1&amp;* Okay^1, I'm outta breat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geht./",</text:p>
          </table:table-cell>
          <table:table-cell table:number-columns-repeated="8"/>
          <table:table-cell office:value-type="string" calcext:value-type="string">
            <text:p>Zeilennummer 100: "* Sup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dachte du willst wegrennen./",</text:p>
          </table:table-cell>
          <table:table-cell table:number-columns-repeated="8"/>
          <table:table-cell office:value-type="string" calcext:value-type="string">
            <text:p>Zeilennummer 100: "* I thought you were running awa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eah^1, ich bin fertig./%",</text:p>
          </table:table-cell>
          <table:table-cell table:number-columns-repeated="8"/>
          <table:table-cell office:value-type="string" calcext:value-type="string">
            <text:p>Zeilennummer 100: "* Yeah^1, I finished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ntschuldigung^1.&amp;* Wir sind normale Puzzelteile, aber.../",</text:p>
          </table:table-cell>
          <table:table-cell table:number-columns-repeated="8"/>
          <table:table-cell office:value-type="string" calcext:value-type="string">
            <text:p>Zeilennummer 100: "* We're sorry^1.&amp;* We're normally puzzle guys, bu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r sind gezwungen unübersetzte \\cRTUTORIELS\\cW zumachen./",</text:p>
          </table:table-cell>
          <table:table-cell table:number-columns-repeated="8"/>
          <table:table-cell office:value-type="string" calcext:value-type="string">
            <text:p>Zeilennummer 100: "* We've been forced to do TUTORIALS just to make ends mee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ls der \\cBKönig\\cW die Macht bekam^1, wurden alle Puzzlemeisters durch IHM ersetzt.../",</text:p>
          </table:table-cell>
          <table:table-cell table:number-columns-repeated="8"/>
          <table:table-cell office:value-type="string" calcext:value-type="string">
            <text:p>Zeilennummer 100: "* When the KING got power^1, he fired everyone and replaced all puzzle makers with HIM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ei ROUXLS KAARD..^1.&amp;* Meister der Puzzles..^1.&amp;* Seit vorsichtig...!/%",</text:p>
          </table:table-cell>
          <table:table-cell table:number-columns-repeated="8"/>
          <table:table-cell office:value-type="string" calcext:value-type="string">
            <text:p>Zeilennummer 100: "* ROUXLS KAARD..^1.&amp;* Lord of the Puzzles..^1.&amp;* Be careful...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er König bezahlt uns nicht mal.../",</text:p>
          </table:table-cell>
          <table:table-cell table:number-columns-repeated="8"/>
          <table:table-cell office:value-type="string" calcext:value-type="string">
            <text:p>Zeilennummer 100: "* The KING didn't even give us severance pay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ein Sohn gab uns Bohnen..^1.&amp;* ganz ganz klene.../%",</text:p>
          </table:table-cell>
          <table:table-cell table:number-columns-repeated="8"/>
          <table:table-cell office:value-type="string" calcext:value-type="string">
            <text:p>Zeilennummer 100: "* His son just gave us all beanies..^1.&amp;* Itchy beanies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o'a 'ey^1, Pferdschen^1. Ponmen sind Gruschelig^1, doch all in all folgen sie nur den König./",</text:p>
          </table:table-cell>
          <table:table-cell table:number-columns-repeated="8"/>
          <table:table-cell office:value-type="string" calcext:value-type="string">
            <text:p>Zeilennummer 100: "* Woah there^1, horsie^1. Ponmen're scary^1, but all'n they're doin' is following the King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r auf de' Brett 'atten schelbst einen Boss..^1. Da waren Tage noch friedlisch./",</text:p>
          </table:table-cell>
          <table:table-cell table:number-columns-repeated="8"/>
          <table:table-cell office:value-type="string" calcext:value-type="string">
            <text:p>Zeilennummer 100: "* Us on the Board used to have our own boss..^1. those'n were peaceful time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ber jetzt^1, ist auch unser vom Posten abgestiegen.../%",</text:p>
          </table:table-cell>
          <table:table-cell table:number-columns-repeated="8"/>
          <table:table-cell office:value-type="string" calcext:value-type="string">
            <text:p>Zeilennummer 100: "* But now^1, even the boss's been reduced to the King's peon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on name^1? M. 'Legant./",</text:p>
          </table:table-cell>
          <table:table-cell table:number-columns-repeated="8"/>
          <table:table-cell office:value-type="string" calcext:value-type="string">
            <text:p>Zeilennummer 100: "* My name^1? Mr. Eleganc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aha^1 und dasch^1? sind Nasenlocher^1, nich Augen./",</text:p>
          </table:table-cell>
          <table:table-cell table:number-columns-repeated="8"/>
          <table:table-cell office:value-type="string" calcext:value-type="string">
            <text:p>Zeilennummer 100: "* Haha^1, and these^1? These are my nostrils^1, not my eye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kann trotzdm durschsehen./%",</text:p>
          </table:table-cell>
          <table:table-cell table:number-columns-repeated="8"/>
          <table:table-cell office:value-type="string" calcext:value-type="string">
            <text:p>Zeilennummer 100: "* ... can still see out of them^1, thoug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mmm..^1. M. 'Legant 'atte eine Furschtbare Aufgabe zu erlediegen.../",</text:p>
          </table:table-cell>
          <table:table-cell table:number-columns-repeated="8"/>
          <table:table-cell office:value-type="string" calcext:value-type="string">
            <text:p>Zeilennummer 100: "* Fear not ^1- we^1, unlike the simple Ponmen^1, possess FULL faculty over our action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uh^1? Non^1, Isch 'ab garnischt ge'olfen!!/",</text:p>
          </table:table-cell>
          <table:table-cell table:number-columns-repeated="8"/>
          <table:table-cell office:value-type="string" calcext:value-type="string">
            <text:p>Zeilennummer 100: "* I^1, Mr. Society^1, am far too intelligent to ever bow down to such a tyran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rum fragscht du oder warum fragscht du nischt!?/%",</text:p>
          </table:table-cell>
          <table:table-cell table:number-columns-repeated="8"/>
          <table:table-cell office:value-type="string" calcext:value-type="string">
            <text:p>Zeilennummer 100: "* Unless he asks me^1.&amp;* He's very scary^1, you se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oine Angst, wir ^1- nicht wie das einfache Ponmen Volk-^1 passen unseren Aktionen ab./",</text:p>
          </table:table-cell>
          <table:table-cell table:number-columns-repeated="8"/>
          <table:table-cell office:value-type="string" calcext:value-type="string">
            <text:p>Zeilennummer 100: "* What^1, you think you possess the power to topple that brute??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^1, Mr. Gesellschaft^1, bin VIEL zu intellektuell um mich einen Tyrannen zu unterwerfen!/",</text:p>
          </table:table-cell>
          <table:table-cell table:number-columns-repeated="8"/>
          <table:table-cell office:value-type="string" calcext:value-type="string">
            <text:p>Zeilennummer 100: "* Yes^1! Yes^1! I'm sure everyone will support you^1! Go for 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ßer er fragt mich^1.&amp;* Er ist Gruselig^1, du musst versteh'n./%",</text:p>
          </table:table-cell>
          <table:table-cell table:number-columns-repeated="8"/>
          <table:table-cell office:value-type="string" calcext:value-type="string">
            <text:p>Zeilennummer 100: "* Just as long as I don't have to participat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^1, du denkst^1, du kannst ihn besiegen???/",</text:p>
          </table:table-cell>
          <table:table-cell table:number-columns-repeated="8"/>
          <table:table-cell office:value-type="string" calcext:value-type="string">
            <text:p>Zeilennummer 100: "* Hmmm..^1. Mr. Elegance has run off on some hellish erran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Ja^1! JA^1! ich bin sicher das man euch hilft^1! Viel Erfolg!/",</text:p>
          </table:table-cell>
          <table:table-cell table:number-columns-repeated="8"/>
          <table:table-cell office:value-type="string" calcext:value-type="string">
            <text:p>Zeilennummer 100: "* Huh^1? No^1, I didn't help out at all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olange es nicht ICH bin!/%",</text:p>
          </table:table-cell>
          <table:table-cell table:number-columns-repeated="8"/>
          <table:table-cell office:value-type="string" calcext:value-type="string">
            <text:p>Zeilennummer 100: "* Why are or aren't you asking!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hast es geschafft^1! Du hast den Tyrann besiegt!/",</text:p>
          </table:table-cell>
          <table:table-cell table:number-columns-repeated="8"/>
          <table:table-cell office:value-type="string" calcext:value-type="string">
            <text:p>Zeilennummer 100: "* You did it^1! You ousted that rotten tyran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ixdestoweniger akzeptiere ich gerne eine Zulage für mein Engagement.../",</text:p>
          </table:table-cell>
          <table:table-cell table:number-columns-repeated="8"/>
          <table:table-cell office:value-type="string" calcext:value-type="string">
            <text:p>Zeilennummer 100: "* I'll happily accept a bounty of credit for my contribution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Sollte der König jedoch wiedererscheinen^1, -^2- hab ich hiermit nichts zu tun!/%",</text:p>
          </table:table-cell>
          <table:table-cell table:number-columns-repeated="8"/>
          <table:table-cell office:value-type="string" calcext:value-type="string">
            <text:p>Zeilennummer 100: "* ... Unless the King reappears^1, in which case -^2- I did nothing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kind^1. Wir haben es geschaft das Ding hier zu reparieren./",</text:p>
          </table:table-cell>
          <table:table-cell table:number-columns-repeated="8"/>
          <table:table-cell office:value-type="string" calcext:value-type="string">
            <text:p>Zeilennummer 100: "* Hey^1, kid^1. We managed to fix up this old thingamajig for you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st eine art Tor..^1. Du kannst so durch die Welt reisen!/",</text:p>
          </table:table-cell>
          <table:table-cell table:number-columns-repeated="8"/>
          <table:table-cell office:value-type="string" calcext:value-type="string">
            <text:p>Zeilennummer 100: "* It's some kinda door..^1. It can take you anywhere you want in the world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ber nur bereits besuchte Tore./",</text:p>
          </table:table-cell>
          <table:table-cell table:number-columns-repeated="8"/>
          <table:table-cell office:value-type="string" calcext:value-type="string">
            <text:p>Zeilennummer 100: "* As long as that's one of two location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fjedenfall^1, wir arbeiten weiter hier..^1. Nur um dir zu helfen^1, kind!/%",</text:p>
          </table:table-cell>
          <table:table-cell table:number-columns-repeated="8"/>
          <table:table-cell office:value-type="string" calcext:value-type="string">
            <text:p>Zeilennummer 100: "* Anyhoo^1, we'll keep working on it..^1. Anything to help you out^1, kid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 kind^1, wir haben es geschaft eine Verbindung zum Schloss aufzubauen./",</text:p>
          </table:table-cell>
          <table:table-cell table:number-columns-repeated="8"/>
          <table:table-cell office:value-type="string" calcext:value-type="string">
            <text:p>Zeilennummer 100: "* Hey kid^1, we managed to get this door to go to the castl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offentlich hilft es!/%",</text:p>
          </table:table-cell>
          <table:table-cell table:number-columns-repeated="8"/>
          <table:table-cell office:value-type="string" calcext:value-type="string">
            <text:p>Zeilennummer 100: "* Hope it helps you ou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Wo das Tor herkommt?/",</text:p>
          </table:table-cell>
          <table:table-cell table:number-columns-repeated="8"/>
          <table:table-cell office:value-type="string" calcext:value-type="string">
            <text:p>Zeilennummer 100: "* ... Where'd this door come from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eine Ahnung..^1. wenn ich so nachdenke^1, Hab ich es nie zuvoher gesehen./%",</text:p>
          </table:table-cell>
          <table:table-cell table:number-columns-repeated="8"/>
          <table:table-cell office:value-type="string" calcext:value-type="string">
            <text:p>Zeilennummer 100: "* Dunno..^1. come to think of it^1, I've never seen it befor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oa' 'ey^1, Pferdschen^1. Isch und Mr. Gesellschaft 'aben das Tor repariert./",</text:p>
          </table:table-cell>
          <table:table-cell table:number-columns-repeated="8"/>
          <table:table-cell office:value-type="string" calcext:value-type="string">
            <text:p>Zeilennummer 100: "* Woah there^1, horsie^1. Me and Mr. Society got this door workin' for ya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kannst nun hingehen wo du willst..^1. Solange du ein anderes Tor passiert hast./",</text:p>
          </table:table-cell>
          <table:table-cell table:number-columns-repeated="8"/>
          <table:table-cell office:value-type="string" calcext:value-type="string">
            <text:p>Zeilennummer 100: "* It can go anywhere you want..^1. 'long as it's one of the two destination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auch nur zwischen den Toren. Es war 'arte arbeit^1 und es ist nicht sicher./",</text:p>
          </table:table-cell>
          <table:table-cell table:number-columns-repeated="8"/>
          <table:table-cell office:value-type="string" calcext:value-type="string">
            <text:p>Zeilennummer 100: "* Since it was just the two of us^1, it was tough work^1, and it might break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fjedenfall (ha ha) 'offentlich kommst du mit de' König klar./%",</text:p>
          </table:table-cell>
          <table:table-cell table:number-columns-repeated="8"/>
          <table:table-cell office:value-type="string" calcext:value-type="string">
            <text:p>Zeilennummer 100: "* Anyhow (ha ha) hope'n it helps you deal with the King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oa' 'ey^1, Pferdschen^1. Mr. Gesellschaft und die Puzzle-&amp;typen 'aben das Tor repariert./",</text:p>
          </table:table-cell>
          <table:table-cell table:number-columns-repeated="8"/>
          <table:table-cell office:value-type="string" calcext:value-type="string">
            <text:p>Zeilennummer 100: "* Woah there^1, horsie^1. Mr. Society and the puzzle guy fixed that doo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 wir drei am arbeiten waren^1, sollte allesch funktionieren./",</text:p>
          </table:table-cell>
          <table:table-cell table:number-columns-repeated="8"/>
          <table:table-cell office:value-type="string" calcext:value-type="string">
            <text:p>Zeilennummer 100: "* Since it was just the three of us^1, it should work without any issue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fjedenfall (ha ha) 'offentlisch kommst du mit de' König klar./%",</text:p>
          </table:table-cell>
          <table:table-cell table:number-columns-repeated="8"/>
          <table:table-cell office:value-type="string" calcext:value-type="string">
            <text:p>Zeilennummer 100: "* Anyhow (ha ha) hope'n it helps you deal with the King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ses Tor ge't nun weiter als gedacht./",</text:p>
          </table:table-cell>
          <table:table-cell table:number-columns-repeated="8"/>
          <table:table-cell office:value-type="string" calcext:value-type="string">
            <text:p>Zeilennummer 100: "* This door'll go even further than befor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sch 'ab keine A'nung^1, wie das funktioniert^1, Aber.../%",</text:p>
          </table:table-cell>
          <table:table-cell table:number-columns-repeated="8"/>
          <table:table-cell office:value-type="string" calcext:value-type="string">
            <text:p>Zeilennummer 100: "* Not sure'n what we did to make it work like that^1, but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un^1, sag bitte niemanden^1, dass Mr. Gesselschaft mit'alf^1, er wollte nicht./",</text:p>
          </table:table-cell>
          <table:table-cell table:number-columns-repeated="8"/>
          <table:table-cell office:value-type="string" calcext:value-type="string">
            <text:p>Zeilennummer 100: "* Now^1, don't tell anyone Mr. Society helped..^1. he doesn't want none of tha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sch beobachte disch..^1. mit meinen Nasenlochern./%",</text:p>
          </table:table-cell>
          <table:table-cell table:number-columns-repeated="8"/>
          <table:table-cell office:value-type="string" calcext:value-type="string">
            <text:p>Zeilennummer 100: "* I'm watchin' ya now..^1. with my nostril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tör mich bitte nicht^1.&amp;* ich habe pause./",</text:p>
          </table:table-cell>
          <table:table-cell table:number-columns-repeated="8"/>
          <table:table-cell office:value-type="string" calcext:value-type="string">
            <text:p>Zeilennummer 100: "* Don't mind me^1.&amp;* I'm on break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Sag^1, kannst du mir bei einem Geburtstagsgeschenk für meinen Freund \\cYCLOVER\\cW helfen./",</text:p>
          </table:table-cell>
          <table:table-cell table:number-columns-repeated="8"/>
          <table:table-cell office:value-type="string" calcext:value-type="string">
            <text:p>Zeilennummer 100: "* ... Say^1, help me^1. I need to get something for my friend \\cYCLOVER\\cW'S birthda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mag nur \\cYSPORT\\cW, \\cYNIEDLICHE JUNGS\\cW, und den \\cYWALD\\cW./",</text:p>
          </table:table-cell>
          <table:table-cell table:number-columns-repeated="8"/>
          <table:table-cell office:value-type="string" calcext:value-type="string">
            <text:p>Zeilennummer 100: "* Her only interests are \\cYSPORTS\\cW, \\cYCUTE BOYS\\cW, and \\cYTREES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vielleicht hole ich ihn eine Geburtstagskarte./%",</text:p>
          </table:table-cell>
          <table:table-cell table:number-columns-repeated="8"/>
          <table:table-cell office:value-type="string" calcext:value-type="string">
            <text:p>Zeilennummer 100: "* ... maybe I'll just get her a card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ganz vielleicht packe ich Geld rein..^1. Nein^1, ich brauch es!/%",</text:p>
          </table:table-cell>
          <table:table-cell table:number-columns-repeated="8"/>
          <table:table-cell office:value-type="string" calcext:value-type="string">
            <text:p>Zeilennummer 100: "* Maybe I could put some money in the card..^1. No^1, I need tha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Verdammt^1, Pferdschen^1. Du warst eine Große 'ilfe./",</text:p>
          </table:table-cell>
          <table:table-cell table:number-columns-repeated="8"/>
          <table:table-cell office:value-type="string" calcext:value-type="string">
            <text:p>Zeilennummer 100: "* Darn^1, horsey^1. You've'n done us a big help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un können wir wieder in frieden leben./%",</text:p>
          </table:table-cell>
          <table:table-cell table:number-columns-repeated="8"/>
          <table:table-cell office:value-type="string" calcext:value-type="string">
            <text:p>Zeilennummer 100: "* Now all'n of us pieces can live in peace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Junge^1, meine Nasenlocher können dir nicht genug danken./%",</text:p>
          </table:table-cell>
          <table:table-cell table:number-columns-repeated="8"/>
          <table:table-cell office:value-type="string" calcext:value-type="string">
            <text:p>Zeilennummer 100: "* Boy^1, my nostrils can't thank you enoug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seht wie Helden aus^1!&amp;* Nehmt den SCHAL aus der Kiste und BESIEGT den \\cRKönig\\cW!/",</text:p>
          </table:table-cell>
          <table:table-cell table:number-columns-repeated="8"/>
          <table:table-cell office:value-type="string" calcext:value-type="string">
            <text:p>Zeilennummer 100: "* You folks look like heroes^1!&amp;* Take the SCARF from this chest and DEFEAT the K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ßerdem^1, ist er alt^1, kaputt^1 und passt mir nicht mehr!/",</text:p>
          </table:table-cell>
          <table:table-cell table:number-columns-repeated="8"/>
          <table:table-cell office:value-type="string" calcext:value-type="string">
            <text:p>Zeilennummer 100: "* Besides^1, it's old^1, ragged^1, and doesn't fit me anymor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eswegen gibt es Kisten^1, deshalb habe ich das da reingetan!/%",</text:p>
          </table:table-cell>
          <table:table-cell table:number-columns-repeated="8"/>
          <table:table-cell office:value-type="string" calcext:value-type="string">
            <text:p>Zeilennummer 100: "* That's what CHESTs are for^1! It's kind of hand-me-down situation in ther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h^1, der SCHAL!/",</text:p>
          </table:table-cell>
          <table:table-cell table:number-columns-repeated="8"/>
          <table:table-cell office:value-type="string" calcext:value-type="string">
            <text:p>Zeilennummer 100: "* Ah^1, that SCARF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habe gemerkt^1, dass ihr ihn einfach nahmt^1 und nicht gefragt habt!/",</text:p>
          </table:table-cell>
          <table:table-cell table:number-columns-repeated="8"/>
          <table:table-cell office:value-type="string" calcext:value-type="string">
            <text:p>Zeilennummer 100: "* I noticed that you^1, simply took it^1, without ask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eine Sorge^1, dass ist mein Geschenk an euch^1, Helden!/",</text:p>
          </table:table-cell>
          <table:table-cell table:number-columns-repeated="8"/>
          <table:table-cell office:value-type="string" calcext:value-type="string">
            <text:p>Zeilennummer 100: "* That's fine^1! It's my gift to help you defeat the K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seid sehr geladen^1,wie^1? Ha ha^1! Und potentielle Kriminelle!/%",</text:p>
          </table:table-cell>
          <table:table-cell table:number-columns-repeated="8"/>
          <table:table-cell office:value-type="string" calcext:value-type="string">
            <text:p>Zeilennummer 100: "* You folks are really energetic^1! Ha ha^1! And potentially criminal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ARBEITETE im Schloss^1, bevor wir ALLE rausgeschmissen wurden./",</text:p>
          </table:table-cell>
          <table:table-cell table:number-columns-repeated="8"/>
          <table:table-cell office:value-type="string" calcext:value-type="string">
            <text:p>Zeilennummer 100: "* I used to WORK at the castle until the KING fired all the STAFF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meine Aufgabe war^1? Oh^1, ich war die \\cRKönigliche Garderobe\\cW!/%",</text:p>
          </table:table-cell>
          <table:table-cell table:number-columns-repeated="8"/>
          <table:table-cell office:value-type="string" calcext:value-type="string">
            <text:p>Zeilennummer 100: "* What was my job^1? Oh^1, I was the ROYAL COAT RACK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wo ist der Schal^1! Hat er euch nucht gepasst?/",</text:p>
          </table:table-cell>
          <table:table-cell table:number-columns-repeated="8"/>
          <table:table-cell office:value-type="string" calcext:value-type="string">
            <text:p>Zeilennummer 100: "* Hey^1, where's that scarf^1! Did it not fit you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ist OK^1! Leg ihn einfach in eine Kiste^1! Irgendjemand findet ihn schon!/%",</text:p>
          </table:table-cell>
          <table:table-cell table:number-columns-repeated="8"/>
          <table:table-cell office:value-type="string" calcext:value-type="string">
            <text:p>Zeilennummer 100: "* That's OK^1! Just put it in a chest^1! Someone else will take i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ARBEITETE im Schloss^1, bevor wir ALLE rausgeschmissen wurden./",</text:p>
          </table:table-cell>
          <table:table-cell table:number-columns-repeated="8"/>
          <table:table-cell office:value-type="string" calcext:value-type="string">
            <text:p>Zeilennummer 100: "* I used to WORK at the castle until the KING fired all the STAFF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meine Aufgabe war^1? Oh^1, ich war die \\cRKönigliche Garderobe\\cW!/%",</text:p>
          </table:table-cell>
          <table:table-cell table:number-columns-repeated="8"/>
          <table:table-cell office:value-type="string" calcext:value-type="string">
            <text:p>Zeilennummer 100: "* What was my job^1? Oh^1, I was the ROYAL COAT RACK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...)/",</text:p>
          </table:table-cell>
          <table:table-cell table:number-columns-repeated="8"/>
          <table:table-cell office:value-type="string" calcext:value-type="string">
            <text:p>Zeilennummer 100: "* (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ich bin nur ein kleiner Ball^1, ich will nicht reden.)/%",</text:p>
          </table:table-cell>
          <table:table-cell table:number-columns-repeated="8"/>
          <table:table-cell office:value-type="string" calcext:value-type="string">
            <text:p>Zeilennummer 100: "* (I'm just a little ball^1, I don't want to discuss anything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ow-Bow^1!&amp;* (Brech die Box bür ein Band.)/",</text:p>
          </table:table-cell>
          <table:table-cell table:number-columns-repeated="8"/>
          <table:table-cell office:value-type="string" calcext:value-type="string">
            <text:p>Zeilennummer 100: "* Bow-Bow^1!&amp;* (Break the Box for a Bracelet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ow-Bow^1!&amp;* (Das Boostet deine Berteidigung.)/%",</text:p>
          </table:table-cell>
          <table:table-cell table:number-columns-repeated="8"/>
          <table:table-cell office:value-type="string" calcext:value-type="string">
            <text:p>Zeilennummer 100: "* Bow-Bow^1!&amp;* (It will Boost your Befens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ow-Bow^1!&amp;* (Bander sind meine Bfavoriten.)/%",</text:p>
          </table:table-cell>
          <table:table-cell table:number-columns-repeated="8"/>
          <table:table-cell office:value-type="string" calcext:value-type="string">
            <text:p>Zeilennummer 100: "* Bow-Bow^1!&amp;* (Bracelets are my Bfavorit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er König will das Lichtvolk o-liminieren^1, aber..^1, dass wollen wir nicht./",</text:p>
          </table:table-cell>
          <table:table-cell table:number-columns-repeated="8"/>
          <table:table-cell office:value-type="string" calcext:value-type="string">
            <text:p>Zeilennummer 100: "* The King wants to o-liminate Lightners^1, but..^1. we didn't o-gree with tha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r fliehten^1, aber die o-nderen wurden verhaftet.../%",</text:p>
          </table:table-cell>
          <table:table-cell table:number-columns-repeated="8"/>
          <table:table-cell office:value-type="string" calcext:value-type="string">
            <text:p>Zeilennummer 100: "* We o-scaped^1, but the o-thers were o-rrested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-o-ine sorge^1, du darfst ruhig mit meinem verbundeten o-ednen.&amp;* Wenn Bow-Bow redet..,/",</text:p>
          </table:table-cell>
          <table:table-cell table:number-columns-repeated="8"/>
          <table:table-cell office:value-type="string" calcext:value-type="string">
            <text:p>Zeilennummer 100: "* Don't worry about talking to my o-ssociate here^1.&amp;* Whenever Bow-Bow talk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ht sie hoch und runter und hoch und runter und hoch und runter und .../",</text:p>
          </table:table-cell>
          <table:table-cell table:number-columns-repeated="8"/>
          <table:table-cell office:value-type="string" calcext:value-type="string">
            <text:p>Zeilennummer 100: "* She always goes on and on and on and on and on and on and on and on and on and on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och und runter und hoch und runter und hoch und runter und <text:s/>.../%",</text:p>
          </table:table-cell>
          <table:table-cell table:number-columns-repeated="8"/>
          <table:table-cell office:value-type="string" calcext:value-type="string">
            <text:p>Zeilennummer 100: "* And on and on and on and on and on and on and on and on and on and on and on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Dieser Pappstand ist eigent- lich falsche Pappe die auf einen Pappstand errichtet wurde.)/%",</text:p>
          </table:table-cell>
          <table:table-cell table:number-columns-repeated="8"/>
          <table:table-cell office:value-type="string" calcext:value-type="string">
            <text:p>Zeilennummer 100: "* (This cardboard stand is actually just a fake cardboard stand of a cardboard stand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-irgendwie^1, Hat Prinz Lancer sich mit jemanden aus dem Lichtvolk angefreundet.../",</text:p>
          </table:table-cell>
          <table:table-cell table:number-columns-repeated="8"/>
          <table:table-cell office:value-type="string" calcext:value-type="string">
            <text:p>Zeilennummer 100: "* S-somehow^1, Prince Lancer's made REAL friends with a Lightn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-irgendjemand sollte bald mal den König bescheid geben...!/",</text:p>
          </table:table-cell>
          <table:table-cell table:number-columns-repeated="8"/>
          <table:table-cell office:value-type="string" calcext:value-type="string">
            <text:p>Zeilennummer 100: "* S-somebody should tell the King^1, immediately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Aber^1, das bin sicherlich nicht ich./",</text:p>
          </table:table-cell>
          <table:table-cell table:number-columns-repeated="8"/>
          <table:table-cell office:value-type="string" calcext:value-type="string">
            <text:p>Zeilennummer 100: "* ... But^1, it's definitely not going to be m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fjedenfall ist derjenige verdammt!/%",</text:p>
          </table:table-cell>
          <table:table-cell table:number-columns-repeated="8"/>
          <table:table-cell office:value-type="string" calcext:value-type="string">
            <text:p>Zeilennummer 100: "* Whoever breaks the news is gonna get wrecked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chau mich nicht so an!/%",</text:p>
          </table:table-cell>
          <table:table-cell table:number-columns-repeated="8"/>
          <table:table-cell office:value-type="string" calcext:value-type="string">
            <text:p>Zeilennummer 100: "* Don't look at m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gh^1! ich bin neidich auf jedem mit einem Blatt!/%",</text:p>
          </table:table-cell>
          <table:table-cell table:number-columns-repeated="8"/>
          <table:table-cell office:value-type="string" calcext:value-type="string">
            <text:p>Zeilennummer 100: "* Ugh^1! I'm jealous of everyone with a leaf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e weit seid ihr mit der selbstdesignten Vernichtungmaschine?/",</text:p>
          </table:table-cell>
          <table:table-cell table:number-columns-repeated="8"/>
          <table:table-cell office:value-type="string" calcext:value-type="string">
            <text:p>Zeilennummer 100: "* How's the thrash machine we designed going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fürnemaschine?/",</text:p>
          </table:table-cell>
          <table:table-cell table:number-columns-repeated="8"/>
          <table:table-cell office:value-type="string" calcext:value-type="string">
            <text:p>Zeilennummer 100: "* The WHAT machin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Maschine...^1? Wir hatten sogar eine eigene Szene dazu...?/",</text:p>
          </table:table-cell>
          <table:table-cell table:number-columns-repeated="8"/>
          <table:table-cell office:value-type="string" calcext:value-type="string">
            <text:p>Zeilennummer 100: "* The machine...^1? We had a whole sequence about it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ch^1, die^1. Yeah^1, wir fangen bald an./",</text:p>
          </table:table-cell>
          <table:table-cell table:number-columns-repeated="8"/>
          <table:table-cell office:value-type="string" calcext:value-type="string">
            <text:p>Zeilennummer 100: "* Oh^1, that^1. Yeah^1, we'll make it at the last minut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solltet aber WIRKLICH mal anfangen.../",</text:p>
          </table:table-cell>
          <table:table-cell table:number-columns-repeated="8"/>
          <table:table-cell office:value-type="string" calcext:value-type="string">
            <text:p>Zeilennummer 100: "* You two should REALLY start working on it earli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rum die Unterrichtung?/",</text:p>
          </table:table-cell>
          <table:table-cell table:number-columns-repeated="8"/>
          <table:table-cell office:value-type="string" calcext:value-type="string">
            <text:p>Zeilennummer 100: "* WHAT'S with the lectur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2* Ich brauche keinen zweiten Vater!/",</text:p>
          </table:table-cell>
          <table:table-cell table:number-columns-repeated="8"/>
          <table:table-cell office:value-type="string" calcext:value-type="string">
            <text:p>Zeilennummer 100: "\\E2* I didn't come here for a second dad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heh^1, yeah^1, zeigs ihm!/%",</text:p>
          </table:table-cell>
          <table:table-cell table:number-columns-repeated="8"/>
          <table:table-cell office:value-type="string" calcext:value-type="string">
            <text:p>Zeilennummer 100: "* Heheh^1, yeah^1, you tell him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mein zu sein ist entspannend!/",</text:p>
          </table:table-cell>
          <table:table-cell table:number-columns-repeated="8"/>
          <table:table-cell office:value-type="string" calcext:value-type="string">
            <text:p>Zeilennummer 100: "* Being a bad guy sure is relax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ris^1, wenn du eifer- süchtig bist^1, kannst du einfach zu uns kommen.../",</text:p>
          </table:table-cell>
          <table:table-cell table:number-columns-repeated="8"/>
          <table:table-cell office:value-type="string" calcext:value-type="string">
            <text:p>Zeilennummer 100: "* Kris^1, if you're jealous^1, you can be a bad guy^1, too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ris ist nicht eifersüchtig auf diesen Lebensstil...!/",</text:p>
          </table:table-cell>
          <table:table-cell table:number-columns-repeated="8"/>
          <table:table-cell office:value-type="string" calcext:value-type="string">
            <text:p>Zeilennummer 100: "* Kris isn't jealous of your evildoing lifestyle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6* (Aber ühm^1, falls doch^1, Kann ich auch so ein Blatt suchen...)/%",</text:p>
          </table:table-cell>
          <table:table-cell table:number-columns-repeated="8"/>
          <table:table-cell office:value-type="string" calcext:value-type="string">
            <text:p>Zeilennummer 100: "\\E6* (But um^1, if you are^1, I can find a nice leaf and fan you..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o^1, ehm..^1. bereit wieder gut zu sein^1, Susie?/",</text:p>
          </table:table-cell>
          <table:table-cell table:number-columns-repeated="8"/>
          <table:table-cell office:value-type="string" calcext:value-type="string">
            <text:p>Zeilennummer 100: "* So^1, er..^1. ready to be a good guy again^1, Susi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ah^1. Ehrlich gesagt ist das hier besser./",</text:p>
          </table:table-cell>
          <table:table-cell table:number-columns-repeated="8"/>
          <table:table-cell office:value-type="string" calcext:value-type="string">
            <text:p>Zeilennummer 100: "* Nah^1. Gotta say being a bad guy is pretty swee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2* Nicht nur^1, dass der WEG einfacher ist,/",</text:p>
          </table:table-cell>
          <table:table-cell table:number-columns-repeated="8"/>
          <table:table-cell office:value-type="string" calcext:value-type="string">
            <text:p>Zeilennummer 100: "\\E2* Not only is it WAY more fun than being \"good,\"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ch mein Kumpel ist STOLZ auf mich./",</text:p>
          </table:table-cell>
          <table:table-cell table:number-columns-repeated="8"/>
          <table:table-cell office:value-type="string" calcext:value-type="string">
            <text:p>Zeilennummer 100: "* But MY teammate's PROUD of what I do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rade^1, Hat sie einen Tannenzapfen gegessen./",</text:p>
          </table:table-cell>
          <table:table-cell table:number-columns-repeated="8"/>
          <table:table-cell office:value-type="string" calcext:value-type="string">
            <text:p>Zeilennummer 100: "* Earlier^1, Susie ate a pinecone off the floo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sie bekam dann furchtbare Bauchschmerzen./",</text:p>
          </table:table-cell>
          <table:table-cell table:number-columns-repeated="8"/>
          <table:table-cell office:value-type="string" calcext:value-type="string">
            <text:p>Zeilennummer 100: "* It gave her a terrible stomach-ach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3* Es war sehr mutig und cool./",</text:p>
          </table:table-cell>
          <table:table-cell table:number-columns-repeated="8"/>
          <table:table-cell office:value-type="string" calcext:value-type="string">
            <text:p>Zeilennummer 100: "\\E3* It was VERY brave and cool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EHT IHR??^1? Endlich^1, etwas RESPEKT!!!/%",</text:p>
          </table:table-cell>
          <table:table-cell table:number-columns-repeated="8"/>
          <table:table-cell office:value-type="string" calcext:value-type="string">
            <text:p>Zeilennummer 100: "* SEE??^1? Finally^1, some RESPECT!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bewegung^1, Captain Zahnpaste./",</text:p>
          </table:table-cell>
          <table:table-cell table:number-columns-repeated="8"/>
          <table:table-cell office:value-type="string" calcext:value-type="string">
            <text:p>Zeilennummer 100: "* Hey^1, move it^1, Captain Toothpast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blockierst meine Bräunung./",</text:p>
          </table:table-cell>
          <table:table-cell table:number-columns-repeated="8"/>
          <table:table-cell office:value-type="string" calcext:value-type="string">
            <text:p>Zeilennummer 100: "* You're blocking my reverse-tan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Fackeln des Schattens machen uns blass wie ein Pferd!/%",</text:p>
          </table:table-cell>
          <table:table-cell table:number-columns-repeated="8"/>
          <table:table-cell office:value-type="string" calcext:value-type="string">
            <text:p>Zeilennummer 100: "* The shadow's flares are making us as pale as a hors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kannst hinter uns herlaufen^1, weißt du./",</text:p>
          </table:table-cell>
          <table:table-cell table:number-columns-repeated="8"/>
          <table:table-cell office:value-type="string" calcext:value-type="string">
            <text:p>Zeilennummer 100: "* You can follow behind us^1, you kno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^1, okay!/%",</text:p>
          </table:table-cell>
          <table:table-cell table:number-columns-repeated="8"/>
          <table:table-cell office:value-type="string" calcext:value-type="string">
            <text:p>Zeilennummer 100: "* Oh^1, okay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ich merke^1, dass du das nicht machst./",</text:p>
          </table:table-cell>
          <table:table-cell table:number-columns-repeated="8"/>
          <table:table-cell office:value-type="string" calcext:value-type="string">
            <text:p>Zeilennummer 100: "* ... I noticed you aren't doing tha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eah!/%",</text:p>
          </table:table-cell>
          <table:table-cell table:number-columns-repeated="8"/>
          <table:table-cell office:value-type="string" calcext:value-type="string">
            <text:p>Zeilennummer 100: "* Yeah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nke für die Einladung^1! Dieser Abfalleimer ist einfach super!/",</text:p>
          </table:table-cell>
          <table:table-cell table:number-columns-repeated="8"/>
          <table:table-cell office:value-type="string" calcext:value-type="string">
            <text:p>Zeilennummer 100: "* Thanks for inviting me^1! This trash can's really grea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entschuldige mich für mein Verhalten von vorhin!/%",</text:p>
          </table:table-cell>
          <table:table-cell table:number-columns-repeated="8"/>
          <table:table-cell office:value-type="string" calcext:value-type="string">
            <text:p>Zeilennummer 100: "* I apologize for the inconvenience earlier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werde meine Freunde auch einladen!/%",</text:p>
          </table:table-cell>
          <table:table-cell table:number-columns-repeated="8"/>
          <table:table-cell office:value-type="string" calcext:value-type="string">
            <text:p>Zeilennummer 100: "* I'm gonna invite my friends into this trash can^1, too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Oh^1, oh^1. Ich bin nur ein Gehege.^1)&amp;* (Niemand spricht mit mir!)/%",</text:p>
          </table:table-cell>
          <table:table-cell table:number-columns-repeated="8"/>
          <table:table-cell office:value-type="string" calcext:value-type="string">
            <text:p>Zeilennummer 100: "* (Oh^1, oh^1. I'm just the cage.^1)&amp;* (No one talks to me!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Genießt ihr die Show?)/%",</text:p>
          </table:table-cell>
          <table:table-cell table:number-columns-repeated="8"/>
          <table:table-cell office:value-type="string" calcext:value-type="string">
            <text:p>Zeilennummer 100: "* (Are you enjoying the show?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ich bin Goulden Sam.)/%",</text:p>
          </table:table-cell>
          <table:table-cell table:number-columns-repeated="8"/>
          <table:table-cell office:value-type="string" calcext:value-type="string">
            <text:p>Zeilennummer 100: "* (I'm Goulden Sam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Es ist schwer das Vierte Gehege zu sein.)/%",</text:p>
          </table:table-cell>
          <table:table-cell table:number-columns-repeated="8"/>
          <table:table-cell office:value-type="string" calcext:value-type="string">
            <text:p>Zeilennummer 100: "* (It's tough being the fourth cag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h^1! Oh^1, Weh^1!&amp;* Wir sind die drei Könige^1!&amp;* Wir bitten dich^1, befrei uns!/",</text:p>
          </table:table-cell>
          <table:table-cell table:number-columns-repeated="8"/>
          <table:table-cell office:value-type="string" calcext:value-type="string">
            <text:p>Zeilennummer 100: "* Woe^1! Oh^1, Woe^1!&amp;* We are the three Former Kings^1!&amp;* We beg you^1, free u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r vier regierten vorlanger Zeit zusammen^1, bevor ein Ritter erschien.../",</text:p>
          </table:table-cell>
          <table:table-cell table:number-columns-repeated="8"/>
          <table:table-cell office:value-type="string" calcext:value-type="string">
            <text:p>Zeilennummer 100: "* Once^1, all four of us ruled together^1, but when the Knight arrived, everything change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^1, meine Diamanten^1! Meine Juwelen^1! Sag mir^1, dass es ihnen gut geht^1! Ohh!!/%",</text:p>
          </table:table-cell>
          <table:table-cell table:number-columns-repeated="8"/>
          <table:table-cell office:value-type="string" calcext:value-type="string">
            <text:p>Zeilennummer 100: "* Oh^1, my diamonds^1! My jewels^1! You must tell me if they're all right^1! Ohh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^1, sagst du? Deine welt ist in gefahr?/",</text:p>
          </table:table-cell>
          <table:table-cell table:number-columns-repeated="8"/>
          <table:table-cell office:value-type="string" calcext:value-type="string">
            <text:p>Zeilennummer 100: "* What^1, you say? Your world is in danger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un^1, Das ist eine Schande^1, oder?/%",</text:p>
          </table:table-cell>
          <table:table-cell table:number-columns-repeated="8"/>
          <table:table-cell office:value-type="string" calcext:value-type="string">
            <text:p>Zeilennummer 100: "* Well^1, that's a shame^1, isn't i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wurde eingesperrt^1, da ich ein Puzzle ohne Lizenz erstellte.../",</text:p>
          </table:table-cell>
          <table:table-cell table:number-columns-repeated="8"/>
          <table:table-cell office:value-type="string" calcext:value-type="string">
            <text:p>Zeilennummer 100: "* I was arrested for making a puzzle without a licens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..^1. Ich mache nie mehr eine Wortsuche^1! Versprochen!/%",</text:p>
          </table:table-cell>
          <table:table-cell table:number-columns-repeated="8"/>
          <table:table-cell office:value-type="string" calcext:value-type="string">
            <text:p>Zeilennummer 100: "* I..^1. I'll never make another word search^1! Promis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 ich euch das letzte mal nicht besiegen wollte^1, wurde ich weggesperrt.../",</text:p>
          </table:table-cell>
          <table:table-cell table:number-columns-repeated="8"/>
          <table:table-cell office:value-type="string" calcext:value-type="string">
            <text:p>Zeilennummer 100: "* Since I didn't want to fight you guys^1, I got locked up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e sollte ich!^1? Ihr seid VIEL netter als der König...!/%",</text:p>
          </table:table-cell>
          <table:table-cell table:number-columns-repeated="8"/>
          <table:table-cell office:value-type="string" calcext:value-type="string">
            <text:p>Zeilennummer 100: "* How can I!^1? You guys seem WAY nicer than the King...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aha^1, ich bin lieber im Knast^1, als euch zu besiegen^1! Ihr seid furchtbar!/%",</text:p>
          </table:table-cell>
          <table:table-cell table:number-columns-repeated="8"/>
          <table:table-cell office:value-type="string" calcext:value-type="string">
            <text:p>Zeilennummer 100: "* Haha^1, I'd rather be in jail than face you guys^1! You're terrifying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Wir Tiere hatten je ein eigenes Gehege^1.)&amp;* (Nun ist jeder hier drinne.)/",</text:p>
          </table:table-cell>
          <table:table-cell table:number-columns-repeated="8"/>
          <table:table-cell office:value-type="string" calcext:value-type="string">
            <text:p>Zeilennummer 100: "* (Us animals used to be alone in these cages^1.)&amp;* (Now everyone's her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o viele Leute..^1. DA will man die alten Tage wieder.)/",</text:p>
          </table:table-cell>
          <table:table-cell table:number-columns-repeated="8"/>
          <table:table-cell office:value-type="string" calcext:value-type="string">
            <text:p>Zeilennummer 100: "* (So many new people..^1. Wish we could go back to the good old days,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Wo wir noch leere Gehege hatten.)/%",</text:p>
          </table:table-cell>
          <table:table-cell table:number-columns-repeated="8"/>
          <table:table-cell office:value-type="string" calcext:value-type="string">
            <text:p>Zeilennummer 100: "* (When it was just us in these filthy cages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Die Laute von verschiedenen Tiere, wirbeln umher.)/%",</text:p>
          </table:table-cell>
          <table:table-cell table:number-columns-repeated="8"/>
          <table:table-cell office:value-type="string" calcext:value-type="string">
            <text:p>Zeilennummer 100: "* (The sound of various animals tumbling around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r haben unsere Betten durch einen Schatz ersetzt./",</text:p>
          </table:table-cell>
          <table:table-cell table:number-columns-repeated="8"/>
          <table:table-cell office:value-type="string" calcext:value-type="string">
            <text:p>Zeilennummer 100: "* We sold all of our beds to replace them with treasur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ein Rücken schmerzt^1, aber das Leben war nie besser!!!/%",</text:p>
          </table:table-cell>
          <table:table-cell table:number-columns-repeated="8"/>
          <table:table-cell office:value-type="string" calcext:value-type="string">
            <text:p>Zeilennummer 100: "* My back hurts^1, but life has never been better!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ihr seids^1!&amp;* Ihr seid die Friedlichen!/",</text:p>
          </table:table-cell>
          <table:table-cell table:number-columns-repeated="8"/>
          <table:table-cell office:value-type="string" calcext:value-type="string">
            <text:p>Zeilennummer 100: "* Hey^1, it's you^1!&amp;* You're that peaceful Lightner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ow^1, ihr habt sogar das Biest dressiert...!/",</text:p>
          </table:table-cell>
          <table:table-cell table:number-columns-repeated="8"/>
          <table:table-cell office:value-type="string" calcext:value-type="string">
            <text:p>Zeilennummer 100: "* Woah^1, you even tamed the beast that was tormenting us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Biest^1?&amp;* Welches Biest?/",</text:p>
          </table:table-cell>
          <table:table-cell table:number-columns-repeated="8"/>
          <table:table-cell office:value-type="string" calcext:value-type="string">
            <text:p>Zeilennummer 100: "* ... beast^1?&amp;* What beas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hh!!^1! Es kann sogar sprechen!?/",</text:p>
          </table:table-cell>
          <table:table-cell table:number-columns-repeated="8"/>
          <table:table-cell office:value-type="string" calcext:value-type="string">
            <text:p>Zeilennummer 100: "* Ohhh!!^1! You even taught the beast to talk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ier^1, ein SchokoDiamant!/",</text:p>
          </table:table-cell>
          <table:table-cell table:number-columns-repeated="8"/>
          <table:table-cell office:value-type="string" calcext:value-type="string">
            <text:p>Zeilennummer 100: "* Here^1, have a Choco Diamond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Du bekommst einen SchokoDiamant.)/%",</text:p>
          </table:table-cell>
          <table:table-cell table:number-columns-repeated="8"/>
          <table:table-cell office:value-type="string" calcext:value-type="string">
            <text:p>Zeilennummer 100: "* (You got the Choco Diamond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ntschuldigung^1, wir haben keinen Platz mehr./",</text:p>
          </table:table-cell>
          <table:table-cell table:number-columns-repeated="8"/>
          <table:table-cell office:value-type="string" calcext:value-type="string">
            <text:p>Zeilennummer 100: "* I'm sorry^1, we don't have any room for tha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chon OK^1, ich habs schon gegessen./%",</text:p>
          </table:table-cell>
          <table:table-cell table:number-columns-repeated="8"/>
          <table:table-cell office:value-type="string" calcext:value-type="string">
            <text:p>Zeilennummer 100: "* That's OK^1, I already ate i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Zwei seid echte Helden^1, wisst ihr?/",</text:p>
          </table:table-cell>
          <table:table-cell table:number-columns-repeated="8"/>
          <table:table-cell office:value-type="string" calcext:value-type="string">
            <text:p>Zeilennummer 100: "* You two are real heroes^1, you know tha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ist mit mir?/",</text:p>
          </table:table-cell>
          <table:table-cell table:number-columns-repeated="8"/>
          <table:table-cell office:value-type="string" calcext:value-type="string">
            <text:p>Zeilennummer 100: "* What about m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auch^1, Sprechendes Bist..^1.&amp;* Du auch./%",</text:p>
          </table:table-cell>
          <table:table-cell table:number-columns-repeated="8"/>
          <table:table-cell office:value-type="string" calcext:value-type="string">
            <text:p>Zeilennummer 100: "* You too^1, Talking Beast..^1.&amp;* You too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..^1. Ich vergebe dir nie für die Vergebung.../%",</text:p>
          </table:table-cell>
          <table:table-cell table:number-columns-repeated="8"/>
          <table:table-cell office:value-type="string" calcext:value-type="string">
            <text:p>Zeilennummer 100: "* I..^1. I'll never forgive you for that forgiveness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fühl mich nur OK euch gegenüber.../",</text:p>
          </table:table-cell>
          <table:table-cell table:number-columns-repeated="8"/>
          <table:table-cell office:value-type="string" calcext:value-type="string">
            <text:p>Zeilennummer 100: "* I feel just OK about you chumps now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Warte^1, was ist mit ihr^1?&amp;* wird sie uns noch verletzten?/",</text:p>
          </table:table-cell>
          <table:table-cell table:number-columns-repeated="8"/>
          <table:table-cell office:value-type="string" calcext:value-type="string">
            <text:p>Zeilennummer 100: "* ... Wait^1, what about her^1?&amp;* Will she hurt us anymor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ah^1, du bist gut./",</text:p>
          </table:table-cell>
          <table:table-cell table:number-columns-repeated="8"/>
          <table:table-cell office:value-type="string" calcext:value-type="string">
            <text:p>Zeilennummer 100: "* Nah^1, you're goo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2* (Außer wenn Kris mir was anderes sagt^1, denke ich.)/%",</text:p>
          </table:table-cell>
          <table:table-cell table:number-columns-repeated="8"/>
          <table:table-cell office:value-type="string" calcext:value-type="string">
            <text:p>Zeilennummer 100: "\\E2* (Unless Kris tells me to I guess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bist nicht so nett wie gedacht.../",</text:p>
          </table:table-cell>
          <table:table-cell table:number-columns-repeated="8"/>
          <table:table-cell office:value-type="string" calcext:value-type="string">
            <text:p>Zeilennummer 100: "* You weren't as nice as I though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denke Leute brauchen keine Helden./%",</text:p>
          </table:table-cell>
          <table:table-cell table:number-columns-repeated="8"/>
          <table:table-cell office:value-type="string" calcext:value-type="string">
            <text:p>Zeilennummer 100: "* I guess people shouldn't have heroe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cheint^1, als hat Hathy ihre Juwelen gegen Bette getauscht.)/%",</text:p>
          </table:table-cell>
          <table:table-cell table:number-columns-repeated="8"/>
          <table:table-cell office:value-type="string" calcext:value-type="string">
            <text:p>Zeilennummer 100: "* (Looks like Hathy sold all the gems and replaced them with beds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ie Sieht sehr erholt aus.)/%",</text:p>
          </table:table-cell>
          <table:table-cell table:number-columns-repeated="8"/>
          <table:table-cell office:value-type="string" calcext:value-type="string">
            <text:p>Zeilennummer 100: "* (Looks extremely well slept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schaut dich freundlich an^1. Deine Sünden ihr gegenüber wurden vergeben.)/%",</text:p>
          </table:table-cell>
          <table:table-cell table:number-columns-repeated="8"/>
          <table:table-cell office:value-type="string" calcext:value-type="string">
            <text:p>Zeilennummer 100: "* (Hathy looked at you kindly^1. Your sins against Hathy were forgiven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wird dir nie verzeihen.)/",</text:p>
          </table:table-cell>
          <table:table-cell table:number-columns-repeated="8"/>
          <table:table-cell office:value-type="string" calcext:value-type="string">
            <text:p>Zeilennummer 100: "* (Hathy will never forget what you've don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n guter Weise?/",</text:p>
          </table:table-cell>
          <table:table-cell table:number-columns-repeated="8"/>
          <table:table-cell office:value-type="string" calcext:value-type="string">
            <text:p>Zeilennummer 100: "* In a good way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In schlechter Weise.)/",</text:p>
          </table:table-cell>
          <table:table-cell table:number-columns-repeated="8"/>
          <table:table-cell office:value-type="string" calcext:value-type="string">
            <text:p>Zeilennummer 100: "* (In a bad way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./%",</text:p>
          </table:table-cell>
          <table:table-cell table:number-columns-repeated="8"/>
          <table:table-cell office:value-type="string" calcext:value-type="string">
            <text:p>Zeilennummer 100: "* O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s tut uns leid wegen vorher.../",</text:p>
          </table:table-cell>
          <table:table-cell table:number-columns-repeated="8"/>
          <table:table-cell office:value-type="string" calcext:value-type="string">
            <text:p>Zeilennummer 100: "* We're sorry about hurting you earli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8* Wir versprechen^1, es nicht mehr zutun!/",</text:p>
          </table:table-cell>
          <table:table-cell table:number-columns-repeated="8"/>
          <table:table-cell office:value-type="string" calcext:value-type="string">
            <text:p>Zeilennummer 100: "\\E8* We promise we won't do it anymor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fühlt dein Schmerz^1. Hathy vergibt dir...)/",</text:p>
          </table:table-cell>
          <table:table-cell table:number-columns-repeated="8"/>
          <table:table-cell office:value-type="string" calcext:value-type="string">
            <text:p>Zeilennummer 100: "* (Hathy felt your sincerity^1. Hathy forgived your sins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Du fühlst^1, wie dei Last von dir geht.)/%",</text:p>
          </table:table-cell>
          <table:table-cell table:number-columns-repeated="8"/>
          <table:table-cell office:value-type="string" calcext:value-type="string">
            <text:p>Zeilennummer 100: "* (You felt a weight being lifted from you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schaut dir freundlich zu^1. Du tust dasselbe.)/%",</text:p>
          </table:table-cell>
          <table:table-cell table:number-columns-repeated="8"/>
          <table:table-cell office:value-type="string" calcext:value-type="string">
            <text:p>Zeilennummer 100: "* (Hathy looked at you kindly^1. You felt about the sam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Gähn...) Rouxls Kaard war hier.../",</text:p>
          </table:table-cell>
          <table:table-cell table:number-columns-repeated="8"/>
          <table:table-cell office:value-type="string" calcext:value-type="string">
            <text:p>Zeilennummer 100: "* (Sigh...) Rouxls Kaard was standing her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Gähn...) ich denke^1, Block-Schiebe-Puzzle zu machen ist ein total tolles Hobby.../%",</text:p>
          </table:table-cell>
          <table:table-cell table:number-columns-repeated="8"/>
          <table:table-cell office:value-type="string" calcext:value-type="string">
            <text:p>Zeilennummer 100: "* (Sigh...) I think making block-pushing puzzles is a totally hunky hobby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Gähn...) Rouxls Kaard war hier.../",</text:p>
          </table:table-cell>
          <table:table-cell table:number-columns-repeated="8"/>
          <table:table-cell office:value-type="string" calcext:value-type="string">
            <text:p>Zeilennummer 100: "* (Sigh...) Rouxls Kaard was standing her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Gähn...) Oh Entschuldige^1, ich hab in letzter Zeit wenig schlaf bekommen./%",</text:p>
          </table:table-cell>
          <table:table-cell table:number-columns-repeated="8"/>
          <table:table-cell office:value-type="string" calcext:value-type="string">
            <text:p>Zeilennummer 100: "* (Sigh...) Sorry I'm sighing^1, I didn't get much sleep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bin das erste Mitglied^1.&amp;* ich bediene die PTM^1.&amp;* (Party Tanz Musik.)/%",</text:p>
          </table:table-cell>
          <table:table-cell table:number-columns-repeated="8"/>
          <table:table-cell office:value-type="string" calcext:value-type="string">
            <text:p>Zeilennummer 100: "* I'm the first party member^1.&amp;* I'm in charge of the DPS^1.&amp;* (Dancin' Party Soundtrack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warst eingeladen^1?&amp;* BIST DU NICHT!!^1!&amp;* Du HAST uns verletzt.../",</text:p>
          </table:table-cell>
          <table:table-cell table:number-columns-repeated="8"/>
          <table:table-cell office:value-type="string" calcext:value-type="string">
            <text:p>Zeilennummer 100: "* Were you invited^1?&amp;* YOU WEREN'T!!^1!&amp;* You DID hurt u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Peinlich..^1.&amp;* Du willst ein REMATCH!^1?&amp;* Geh lieber.../%",</text:p>
          </table:table-cell>
          <table:table-cell table:number-columns-repeated="8"/>
          <table:table-cell office:value-type="string" calcext:value-type="string">
            <text:p>Zeilennummer 100: "* Awkward..^1.&amp;* You wanna REMATCH!^1?&amp;* You'd better leave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^1! Gib uns deinen Umhang^1!&amp;* Wir legen ihn in die TOILETE^1!!&amp;* ... wir^1, haben keine./",</text:p>
          </table:table-cell>
          <table:table-cell table:number-columns-repeated="8"/>
          <table:table-cell office:value-type="string" calcext:value-type="string">
            <text:p>Zeilennummer 100: "* Oh^1! Let us take your coat^1!&amp;* And put it in the TOILET^1! HA^1!&amp;* ... which^1, we don't even hav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itte probiere die Baseballs-^1!&amp;* Yeah^1! Ess und ERSTICKE^1!&amp;* ... Essen die Sport?/",</text:p>
          </table:table-cell>
          <table:table-cell table:number-columns-repeated="8"/>
          <table:table-cell office:value-type="string" calcext:value-type="string">
            <text:p>Zeilennummer 100: "* Please try the baseballs~^1!&amp;* Yeah^1! Eat so many you CHOKE^1!&amp;* ... do they eat sport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nn spielen wir Twister-^1!&amp;* Komm uns BLOß NICHT ZU NAH^1!&amp;* ... Wir verlieren gegen uns./%",</text:p>
          </table:table-cell>
          <table:table-cell table:number-columns-repeated="8"/>
          <table:table-cell office:value-type="string" calcext:value-type="string">
            <text:p>Zeilennummer 100: "* Then we can all play Twister~^1!&amp;* Just stay OUT OF OUR WAY^1!&amp;* ... we lose even by ourselve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ist das zweite Mitglied^1. Sie ist die Heilerin.)/",</text:p>
          </table:table-cell>
          <table:table-cell table:number-columns-repeated="8"/>
          <table:table-cell office:value-type="string" calcext:value-type="string">
            <text:p>Zeilennummer 100: "* (Hathy is the second party member^1. It's the healer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ie war verantwortlich^1, für das Partyessen.)/",</text:p>
          </table:table-cell>
          <table:table-cell table:number-columns-repeated="8"/>
          <table:table-cell office:value-type="string" calcext:value-type="string">
            <text:p>Zeilennummer 100: "* (She was in charge of catering the party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Leider wurde ihr Kuchen irgendwo in den Feldern zerstört.)/%",</text:p>
          </table:table-cell>
          <table:table-cell table:number-columns-repeated="8"/>
          <table:table-cell office:value-type="string" calcext:value-type="string">
            <text:p>Zeilennummer 100: "* (Unfortunately the cake she commissioned was destroyed in a field somewher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Das ist das Risiko einer Kuchenbestellung.)/%",</text:p>
          </table:table-cell>
          <table:table-cell table:number-columns-repeated="8"/>
          <table:table-cell office:value-type="string" calcext:value-type="string">
            <text:p>Zeilennummer 100: "* (That's a risk that one always runs when ordering a cak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Vielen Dank^1, Kids^1! Nun machen wir wieder unsere Lieblingspuzzles.../",</text:p>
          </table:table-cell>
          <table:table-cell table:number-columns-repeated="8"/>
          <table:table-cell office:value-type="string" calcext:value-type="string">
            <text:p>Zeilennummer 100: "* Way to go^1, kids^1! Now we can go back to making the puzzles we lov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Leben hat kein Tutorial^1, also versuch dein bestes!/%",</text:p>
          </table:table-cell>
          <table:table-cell table:number-columns-repeated="8"/>
          <table:table-cell office:value-type="string" calcext:value-type="string">
            <text:p>Zeilennummer 100: "* Life's got no tutorial^1, so try your bes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^1, danke für die Spende^1, ich konnte mir einen Hut und Rasierschaum kaufen./%",</text:p>
          </table:table-cell>
          <table:table-cell table:number-columns-repeated="8"/>
          <table:table-cell office:value-type="string" calcext:value-type="string">
            <text:p>Zeilennummer 100: "* And^1, thanks to your donation^1, I could buy a new hat and some shaving cream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hab jetzt nichts mehr für dich.../",</text:p>
          </table:table-cell>
          <table:table-cell table:number-columns-repeated="8"/>
          <table:table-cell office:value-type="string" calcext:value-type="string">
            <text:p>Zeilennummer 100: "* Got nothing left to teach you now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Leben hat kein Tutorial^1, also versuch dein bestes!/%",</text:p>
          </table:table-cell>
          <table:table-cell table:number-columns-repeated="8"/>
          <table:table-cell office:value-type="string" calcext:value-type="string">
            <text:p>Zeilennummer 100: "* Life's got no tutorial^1, so try your bes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er Beste^1! Du bist der Beste!/%",</text:p>
          </table:table-cell>
          <table:table-cell table:number-columns-repeated="8"/>
          <table:table-cell office:value-type="string" calcext:value-type="string">
            <text:p>Zeilennummer 100: "* Best^1! You're the Bes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'hrlich gesagt^1, schuld'n wir dir wa'.../%",</text:p>
          </table:table-cell>
          <table:table-cell table:number-columns-repeated="8"/>
          <table:table-cell office:value-type="string" calcext:value-type="string">
            <text:p>Zeilennummer 100: "* 'Onestly^1, we owe you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seid O-bsolut w-O-nderbar!/%",</text:p>
          </table:table-cell>
          <table:table-cell table:number-columns-repeated="8"/>
          <table:table-cell office:value-type="string" calcext:value-type="string">
            <text:p>Zeilennummer 100: "* You're O-bsolutely O-mazing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ute Barbeit!/%",</text:p>
          </table:table-cell>
          <table:table-cell table:number-columns-repeated="8"/>
          <table:table-cell office:value-type="string" calcext:value-type="string">
            <text:p>Zeilennummer 100: "* Bgreat Bwork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Selbst ein kleiner Ball^1, kann etwas wie \"danke.\" sagen)/%",</text:p>
          </table:table-cell>
          <table:table-cell table:number-columns-repeated="8"/>
          <table:table-cell office:value-type="string" calcext:value-type="string">
            <text:p>Zeilennummer 100: "* (Even a little ball can say something like \"thank you.\"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nke^1! Nun kann ich wieder ein Kleiderständer sein!/",</text:p>
          </table:table-cell>
          <table:table-cell table:number-columns-repeated="8"/>
          <table:table-cell office:value-type="string" calcext:value-type="string">
            <text:p>Zeilennummer 100: "* Thank you^1! I can go back to being a coat hanger no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eben bei^1, ich habe Seam gefragt^1, ob er kommen mag^1, aber.../",</text:p>
          </table:table-cell>
          <table:table-cell table:number-columns-repeated="8"/>
          <table:table-cell office:value-type="string" calcext:value-type="string">
            <text:p>Zeilennummer 100: "* By the by^1, I asked Seam to come here^1, bu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war nicht interessiert./%",</text:p>
          </table:table-cell>
          <table:table-cell table:number-columns-repeated="8"/>
          <table:table-cell office:value-type="string" calcext:value-type="string">
            <text:p>Zeilennummer 100: "* There wasn't any interes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underbare arbeit^1, meine Amigose!/",</text:p>
          </table:table-cell>
          <table:table-cell table:number-columns-repeated="8"/>
          <table:table-cell office:value-type="string" calcext:value-type="string">
            <text:p>Zeilennummer 100: "* Wonderful Worke^1, mine Amigos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3* Hihr habet den Tyrannt besiehgt^1! Und huns befreiet!/",</text:p>
          </table:table-cell>
          <table:table-cell table:number-columns-repeated="8"/>
          <table:table-cell office:value-type="string" calcext:value-type="string">
            <text:p>Zeilennummer 100: "\\E3* Thou hast toppledst the Tyrant^1! Freedst our Creeds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4* Wahrlich^1, diese Geschichte wird nieh vergessen werden -/",</text:p>
          </table:table-cell>
          <table:table-cell table:number-columns-repeated="8"/>
          <table:table-cell office:value-type="string" calcext:value-type="string">
            <text:p>Zeilennummer 100: "\\E4* Trulyeth^1, History shall not forget 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2* Die Geschichte von Rouxls Kaard^1 und den drei Helden!/%",</text:p>
          </table:table-cell>
          <table:table-cell table:number-columns-repeated="8"/>
          <table:table-cell office:value-type="string" calcext:value-type="string">
            <text:p>Zeilennummer 100: "\\E2* The Tale of Rouxls Kaard^1, and the Three Heroe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ist damit^1, wo du uns umbringen wolltest?/",</text:p>
          </table:table-cell>
          <table:table-cell table:number-columns-repeated="8"/>
          <table:table-cell office:value-type="string" calcext:value-type="string">
            <text:p>Zeilennummer 100: "* What about the part where you tried to kill u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h..^1. eine hinteressante Theorie^1, oder?/",</text:p>
          </table:table-cell>
          <table:table-cell table:number-columns-repeated="8"/>
          <table:table-cell office:value-type="string" calcext:value-type="string">
            <text:p>Zeilennummer 100: "* Ah..^1. an interesting Historical Theorie^1, is it no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4* Jedoch^1, sagten die Beweise etwas anderes.../",</text:p>
          </table:table-cell>
          <table:table-cell table:number-columns-repeated="8"/>
          <table:table-cell office:value-type="string" calcext:value-type="string">
            <text:p>Zeilennummer 100: "\\E4* Nonetheless^1, the evidence precludeth such a thing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Welche Beweise?/",</text:p>
          </table:table-cell>
          <table:table-cell table:number-columns-repeated="8"/>
          <table:table-cell office:value-type="string" calcext:value-type="string">
            <text:p>Zeilennummer 100: "* ... what evidenc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gebeeucheinePlatte-Würmer, wennihrleise-seid./",</text:p>
          </table:table-cell>
          <table:table-cell table:number-columns-repeated="8"/>
          <table:table-cell office:value-type="string" calcext:value-type="string">
            <text:p>Zeilennummer 100: "* I shall giveth thou a plate of Worms for thou silenc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eal./%",</text:p>
          </table:table-cell>
          <table:table-cell table:number-columns-repeated="8"/>
          <table:table-cell office:value-type="string" calcext:value-type="string">
            <text:p>Zeilennummer 100: "* Deal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wusste ihr schaft es!/",</text:p>
          </table:table-cell>
          <table:table-cell table:number-columns-repeated="8"/>
          <table:table-cell office:value-type="string" calcext:value-type="string">
            <text:p>Zeilennummer 100: "* I knew you could do 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bwohl ich euer Feind war^1, habe ich euch angefeuert...!/",</text:p>
          </table:table-cell>
          <table:table-cell table:number-columns-repeated="8"/>
          <table:table-cell office:value-type="string" calcext:value-type="string">
            <text:p>Zeilennummer 100: "* Though I was your enemy^1, I was cheering for you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Deshalb^1, hasste ich meinen Job./%",</text:p>
          </table:table-cell>
          <table:table-cell table:number-columns-repeated="8"/>
          <table:table-cell office:value-type="string" calcext:value-type="string">
            <text:p>Zeilennummer 100: "* ... That's how much I disliked my job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Zukunft erscheint süß-^1!&amp;* Wie BIENEN SPUCKE^1.&amp;* ...meinst du^1 nicht eher Honig./",</text:p>
          </table:table-cell>
          <table:table-cell table:number-columns-repeated="8"/>
          <table:table-cell office:value-type="string" calcext:value-type="string">
            <text:p>Zeilennummer 100: "* The future looks sweet~^1!&amp;* Like a pile of BEE'S PUKE^1.&amp;* ... which^1, is honey^1, I think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in Reich mit Hoffnung-^1!&amp;* VERMASSEL es BLOß NICHT^1.&amp;* ... das heißt danke.",</text:p>
          </table:table-cell>
          <table:table-cell table:number-columns-repeated="8"/>
          <table:table-cell office:value-type="string" calcext:value-type="string">
            <text:p>Zeilennummer 100: "* A kingdom with so much hope~^1!&amp;* Hope you didn't SCREW IT UP^1.&amp;* ... that means thank you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omm auch zum folge B-Day-!&amp;* Das ist BALD!!^1!&amp;* ... wenn das..^1. klappt.../%",</text:p>
          </table:table-cell>
          <table:table-cell table:number-columns-repeated="8"/>
          <table:table-cell office:value-type="string" calcext:value-type="string">
            <text:p>Zeilennummer 100: "* Come to our next b-day^1, too~!&amp;* We'll have one SOON!!^1!&amp;* ... if that's..^1. possible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sieht dich stolz an...)/",</text:p>
          </table:table-cell>
          <table:table-cell table:number-columns-repeated="8"/>
          <table:table-cell office:value-type="string" calcext:value-type="string">
            <text:p>Zeilennummer 100: "* (Hathy looked at you proudly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Kuss!)/%",</text:p>
          </table:table-cell>
          <table:table-cell table:number-columns-repeated="8"/>
          <table:table-cell office:value-type="string" calcext:value-type="string">
            <text:p>Zeilennummer 100: "* (Kiss!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Auf einen Limitiert.)/%",</text:p>
          </table:table-cell>
          <table:table-cell table:number-columns-repeated="8"/>
          <table:table-cell office:value-type="string" calcext:value-type="string">
            <text:p>Zeilennummer 100: "* (Limit one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ist passiert^1? ich habe die ganze Zeit durchgeschlafen.../%",</text:p>
          </table:table-cell>
          <table:table-cell table:number-columns-repeated="8"/>
          <table:table-cell office:value-type="string" calcext:value-type="string">
            <text:p>Zeilennummer 100: "* What's going on^1? I slept through everything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how ist vorbei^1! Jedermann kann nach Hause!)/%",</text:p>
          </table:table-cell>
          <table:table-cell table:number-columns-repeated="8"/>
          <table:table-cell office:value-type="string" calcext:value-type="string">
            <text:p>Zeilennummer 100: "* (Show's over^1! Everybody go home!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zum!^1! Was ist mit uns!^1? Werden wir nun wieder Könige...!?/",</text:p>
          </table:table-cell>
          <table:table-cell table:number-columns-repeated="8"/>
          <table:table-cell office:value-type="string" calcext:value-type="string">
            <text:p>Zeilennummer 100: "* What ho!^1! What about us!^1? Aren't we going to be restored as Kings...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Ah^1? Mein Schatz ist unbeschadet^1? Keine eile^1, dann./%",</text:p>
          </table:table-cell>
          <table:table-cell table:number-columns-repeated="8"/>
          <table:table-cell office:value-type="string" calcext:value-type="string">
            <text:p>Zeilennummer 100: "* ... Ah^1? My treasure is unharmed^1? Carry on^1, then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Was soll die ganze Aufregung^1? Da sind ein paar Leute in Gehegen...)/%",</text:p>
          </table:table-cell>
          <table:table-cell table:number-columns-repeated="8"/>
          <table:table-cell office:value-type="string" calcext:value-type="string">
            <text:p>Zeilennummer 100: "* (What's all the fuss about^1? Fewer people are in cages..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Wir haben beschlossen^1, dass die Könige im Gehege bleibe.)/",</text:p>
          </table:table-cell>
          <table:table-cell table:number-columns-repeated="8"/>
          <table:table-cell office:value-type="string" calcext:value-type="string">
            <text:p>Zeilennummer 100: "* (Us animals decided it's OK if the Kings stay in the cages as well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... Jedoch sollen Sie sich als Tiere verkleiden...)/%",</text:p>
          </table:table-cell>
          <table:table-cell table:number-columns-repeated="8"/>
          <table:table-cell office:value-type="string" calcext:value-type="string">
            <text:p>Zeilennummer 100: "* (... but they'll have to put on animal ears and noses..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bin ehrlich^1, am Anfang hatten wir probleme bei der Wahl des neuen Königs.../",</text:p>
          </table:table-cell>
          <table:table-cell table:number-columns-repeated="8"/>
          <table:table-cell office:value-type="string" calcext:value-type="string">
            <text:p>Zeilennummer 100: "* I'll be honest^1, at first we weren't sure who make our new King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ich meine^1, Lancer WAR immer ein schmerzhafter Racker./",</text:p>
          </table:table-cell>
          <table:table-cell table:number-columns-repeated="8"/>
          <table:table-cell office:value-type="string" calcext:value-type="string">
            <text:p>Zeilennummer 100: "* ... I mean^1, Lancer HAS always been a bit of a pain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ber nun^1, wie ich seh^1, wie er mit euch klarkommt^1, erleichtert mich das!/%",</text:p>
          </table:table-cell>
          <table:table-cell table:number-columns-repeated="8"/>
          <table:table-cell office:value-type="string" calcext:value-type="string">
            <text:p>Zeilennummer 100: "* But after seeing how nice he treats YOU guys^1, I think he'll be fin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habe nun hohe Hoffnung^1, in den neuen König./",</text:p>
          </table:table-cell>
          <table:table-cell table:number-columns-repeated="8"/>
          <table:table-cell office:value-type="string" calcext:value-type="string">
            <text:p>Zeilennummer 100: "* I have high hopes for the new King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hat schon die Salsaproduktion um 400 Prozent verbessert./%",</text:p>
          </table:table-cell>
          <table:table-cell table:number-columns-repeated="8"/>
          <table:table-cell office:value-type="string" calcext:value-type="string">
            <text:p>Zeilennummer 100: "* He's already mandated a 400-percent increase in salsa production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liebe es Bücher zulesen^1.&amp;* Besonders die oben^1.&amp;/",</text:p>
          </table:table-cell>
          <table:table-cell table:number-columns-repeated="8"/>
          <table:table-cell office:value-type="string" calcext:value-type="string">
            <text:p>Zeilennummer 100: "* I love reading books^1.&amp;* Especially the books upstairs^1.&amp;* You should reall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solltest die wirklich mal lesen!/%",</text:p>
          </table:table-cell>
          <table:table-cell table:number-columns-repeated="8"/>
          <table:table-cell office:value-type="string" calcext:value-type="string">
            <text:p>Zeilennummer 100: "* Read them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liebe es Bücher zulesen^1.&amp;* Besonders.../",</text:p>
          </table:table-cell>
          <table:table-cell table:number-columns-repeated="8"/>
          <table:table-cell office:value-type="string" calcext:value-type="string">
            <text:p>Zeilennummer 100: "* I love reading books^1.&amp;* Especially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Bücher./%",</text:p>
          </table:table-cell>
          <table:table-cell table:number-columns-repeated="8"/>
          <table:table-cell office:value-type="string" calcext:value-type="string">
            <text:p>Zeilennummer 100: "* The book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Polizeichefin Undyne soll für die Verkehrsordnung sorgen.../",</text:p>
          </table:table-cell>
          <table:table-cell table:number-columns-repeated="8"/>
          <table:table-cell office:value-type="string" calcext:value-type="string">
            <text:p>Zeilennummer 100: "* Police Chief Undyne is supposed to be directing traffic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ie ist die Beste^1, huh!^1?&amp;* ich fühl mich schon geordneter!!!/%",</text:p>
          </table:table-cell>
          <table:table-cell table:number-columns-repeated="8"/>
          <table:table-cell office:value-type="string" calcext:value-type="string">
            <text:p>Zeilennummer 100: "* But all she's doing is standing in the middle of the street yelling \"GET OUT OF MY WAY!!!\"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ch sie steht nur auf der Strassenmitte und schreit \"GEHT MIR AUS DEM WEG!!!\"/",</text:p>
          </table:table-cell>
          <table:table-cell table:number-columns-repeated="8"/>
          <table:table-cell office:value-type="string" calcext:value-type="string">
            <text:p>Zeilennummer 100: "* She's the best^1, huh!^1?&amp;* I feel really directed!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-wie soll ich nun an der blauen LADY vorbei...!^1?&amp;* ich stecke fest!!/",</text:p>
          </table:table-cell>
          <table:table-cell table:number-columns-repeated="8"/>
          <table:table-cell office:value-type="string" calcext:value-type="string">
            <text:p>Zeilennummer 100: "* H-How am I supposed to get past this blue lady...!^1?&amp;* I'm stuck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-ich denke ich sollte wegrennen.../%",</text:p>
          </table:table-cell>
          <table:table-cell table:number-columns-repeated="8"/>
          <table:table-cell office:value-type="string" calcext:value-type="string">
            <text:p>Zeilennummer 100: "* I-I guess I should just run away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^1, du bist es^1.&amp;* Willst du wieder am Piano spielen?/",</text:p>
          </table:table-cell>
          <table:table-cell table:number-columns-repeated="8"/>
          <table:table-cell office:value-type="string" calcext:value-type="string">
            <text:p>Zeilennummer 100: "* Oh^1, it's you^1.&amp;* Are you here to play the piano again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Patienten^1, hören es hier schlecht^1, aber ich genieße es./%",</text:p>
          </table:table-cell>
          <table:table-cell table:number-columns-repeated="8"/>
          <table:table-cell office:value-type="string" calcext:value-type="string">
            <text:p>Zeilennummer 100: "* The patients can't hear it well from here^1, but I personally enjoy i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anchmal spielt die Polizistin hier./",</text:p>
          </table:table-cell>
          <table:table-cell table:number-columns-repeated="8"/>
          <table:table-cell office:value-type="string" calcext:value-type="string">
            <text:p>Zeilennummer 100: "* Sometimes the police chief comes in to play the piano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hr Gespiele ist wirklich gut^1. /",</text:p>
          </table:table-cell>
          <table:table-cell table:number-columns-repeated="8"/>
          <table:table-cell office:value-type="string" calcext:value-type="string">
            <text:p>Zeilennummer 100: "* Her playing is nice^1, but when she starts singing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ber^1, ühm^1, wenn sie singt.../%",</text:p>
          </table:table-cell>
          <table:table-cell table:number-columns-repeated="8"/>
          <table:table-cell office:value-type="string" calcext:value-type="string">
            <text:p>Zeilennummer 100: "* We have to ask her to leav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mmm..^1. du spielst das Piano eigentlich etwas..^1. besser./",</text:p>
          </table:table-cell>
          <table:table-cell table:number-columns-repeated="8"/>
          <table:table-cell office:value-type="string" calcext:value-type="string">
            <text:p>Zeilennummer 100: "* Hmmm..^1. you usually play the piano a bit more..^1. beautifull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st alles OK^1?&amp;* Du SCHEINST etwas krank.../%",</text:p>
          </table:table-cell>
          <table:table-cell table:number-columns-repeated="8"/>
          <table:table-cell office:value-type="string" calcext:value-type="string">
            <text:p>Zeilennummer 100: "* Is everything OK^1?&amp;* You DO seem a little sick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o^1, Kris^1!&amp;* Du hast Susie überlebt^1, haha!/",</text:p>
          </table:table-cell>
          <table:table-cell table:number-columns-repeated="8"/>
          <table:table-cell office:value-type="string" calcext:value-type="string">
            <text:p>Zeilennummer 100: "* Yo^1, Kris^1!&amp;* You survived Susie^1, haha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meine^1, ich hab sie nie jemanden schlagen gesehen^1, aber^1, uh^1, ich bin vorsichtig./",</text:p>
          </table:table-cell>
          <table:table-cell table:number-columns-repeated="8"/>
          <table:table-cell office:value-type="string" calcext:value-type="string">
            <text:p>Zeilennummer 100: "* I mean^1, I never saw her beat anyone up^1, but^1, uh^1, I'd be careful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ie^1, einmal Snowy^1, Jockington und ich Handball gespielt haben/",</text:p>
          </table:table-cell>
          <table:table-cell table:number-columns-repeated="8"/>
          <table:table-cell office:value-type="string" calcext:value-type="string">
            <text:p>Zeilennummer 100: "* Like^1, one time me^1, Snowy^1, and Jockington were playing handball,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sie uns einfach gruselig aus der Ecke anstarrte./",</text:p>
          </table:table-cell>
          <table:table-cell table:number-columns-repeated="8"/>
          <table:table-cell office:value-type="string" calcext:value-type="string">
            <text:p>Zeilennummer 100: "* And she just kept creepily watching us from the corne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nn^1, als der Ball zu ihr flog^1, uh^1, erstarrte sie.../",</text:p>
          </table:table-cell>
          <table:table-cell table:number-columns-repeated="8"/>
          <table:table-cell office:value-type="string" calcext:value-type="string">
            <text:p>Zeilennummer 100: "* Then^1, when the ball rolled over to her she just^1, uh^1, froze soli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und tratt den Ball voller Kraft in Polizeichefin Undynes Auto!/",</text:p>
          </table:table-cell>
          <table:table-cell table:number-columns-repeated="8"/>
          <table:table-cell office:value-type="string" calcext:value-type="string">
            <text:p>Zeilennummer 100: "* ... and kicked the ball as hard as she could^1, right into Officer Undyne's car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nn^1, kam sie raus^1, lachend^1, mit gebrochenen Gelenk^1 und vernichtete uns in Handball.../",</text:p>
          </table:table-cell>
          <table:table-cell table:number-columns-repeated="8"/>
          <table:table-cell office:value-type="string" calcext:value-type="string">
            <text:p>Zeilennummer 100: "* Then^1, Undyne came out^1, smiling^1, cracked her knuckles^1, and totally wiped us at handball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ufjedenfall^1, ich hasse Susie^1, Kris^1, haha. /%",</text:p>
          </table:table-cell>
          <table:table-cell table:number-columns-repeated="8"/>
          <table:table-cell office:value-type="string" calcext:value-type="string">
            <text:p>Zeilennummer 100: "* Anyway^1, Susie sucks^1, Kris^1, haha. 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o^1, Kris^1, du scheinst genervt zu sein^1.&amp;* Alles OK?/",</text:p>
          </table:table-cell>
          <table:table-cell table:number-columns-repeated="8"/>
          <table:table-cell office:value-type="string" calcext:value-type="string">
            <text:p>Zeilennummer 100: "* Yo^1, Kris^1, you look kind of annoyed^1.&amp;* Everything OK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kannst runter kommen^1, Kumpel^1! Susie ist nicht hier^1, haha!/",</text:p>
          </table:table-cell>
          <table:table-cell table:number-columns-repeated="8"/>
          <table:table-cell office:value-type="string" calcext:value-type="string">
            <text:p>Zeilennummer 100: "* You can calm down now^1, dude^1! Susie's not here^1, haha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Huh^1?&amp;* Nun scheinst du noch genervter.../%",</text:p>
          </table:table-cell>
          <table:table-cell table:number-columns-repeated="8"/>
          <table:table-cell office:value-type="string" calcext:value-type="string">
            <text:p>Zeilennummer 100: "* ... Huh^1?&amp;* You look even more annoyed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OOH!^1!&amp;* Du kannst froh sein^1, Kris!! /",</text:p>
          </table:table-cell>
          <table:table-cell table:number-columns-repeated="8"/>
          <table:table-cell office:value-type="string" calcext:value-type="string">
            <text:p>Zeilennummer 100: "* HOOH!^1!&amp;* You're lucky^1, Kris!! 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hast Unterricht mit Alphys verpasst^1! Das ist nicht fair^1! Ha ha ha^1!/",</text:p>
          </table:table-cell>
          <table:table-cell table:number-columns-repeated="8"/>
          <table:table-cell office:value-type="string" calcext:value-type="string">
            <text:p>Zeilennummer 100: "* You got to miss class with Alphys^1! It's not fair^1! Ha ha ha^1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ürd' ich das tun^1, bringt mich mein Vater nicht zum Ende!!^1! Ha ha ha!!!/",</text:p>
          </table:table-cell>
          <table:table-cell table:number-columns-repeated="8"/>
          <table:table-cell office:value-type="string" calcext:value-type="string">
            <text:p>Zeilennummer 100: "* If I skipped class^1, my dad'd never let me hear the end of it!!^1! Ha ha ha!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Das ist nicht im Ansatz witzig. (Oder Logisch.)/%",</text:p>
          </table:table-cell>
          <table:table-cell table:number-columns-repeated="8"/>
          <table:table-cell office:value-type="string" calcext:value-type="string">
            <text:p>Zeilennummer 100: "* ... That's actually not even remotely funn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 Nachtbar-bachtbar^1! Wann kommt dein Brüderchen zu uns^1? Huh huh huh!/",</text:p>
          </table:table-cell>
          <table:table-cell table:number-columns-repeated="8"/>
          <table:table-cell office:value-type="string" calcext:value-type="string">
            <text:p>Zeilennummer 100: "* Hey neighbor-beighbor^1! When's yah brother Doug gonna come by^1? Huh huh huh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eine Damen wollen ihn mal sehen^1! Er ist ein niedlicher kle'ner Mann!/",</text:p>
          </table:table-cell>
          <table:table-cell table:number-columns-repeated="8"/>
          <table:table-cell office:value-type="string" calcext:value-type="string">
            <text:p>Zeilennummer 100: "* My girls'd love to see him^1! He's a sweet little man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hat nur ein Problem..^1.&amp;* Er mag das Essen meiner Frau nich'!/",</text:p>
          </table:table-cell>
          <table:table-cell table:number-columns-repeated="8"/>
          <table:table-cell office:value-type="string" calcext:value-type="string">
            <text:p>Zeilennummer 100: "* He's just got one problem..^1.&amp;* He doesn't like my wife's cookin'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is falsch^1, kle'ner^1?&amp;* Magst du auch kein gefrorenes Katzenfutter^1? Huh huh huh!/%",</text:p>
          </table:table-cell>
          <table:table-cell table:number-columns-repeated="8"/>
          <table:table-cell office:value-type="string" calcext:value-type="string">
            <text:p>Zeilennummer 100: "* What's wrong^1, Douglas^1?&amp;* You don't like frozen cat food^1? Huh huh huh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ann dein Bruder nich ausmeckern^1, dass er die Stadt verlassen hat./",</text:p>
          </table:table-cell>
          <table:table-cell table:number-columns-repeated="8"/>
          <table:table-cell office:value-type="string" calcext:value-type="string">
            <text:p>Zeilennummer 100: "* Can't blame yah brother for leavin' town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krigt draußen^1, ein großes Hirn in einer großen Schule./",</text:p>
          </table:table-cell>
          <table:table-cell table:number-columns-repeated="8"/>
          <table:table-cell office:value-type="string" calcext:value-type="string">
            <text:p>Zeilennummer 100: "* He's out there^1, gettin' a big brain in the big school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offe wenn er ein großer Kerl ist^1, dass er sich an uns kleinen Leuter erinnert./",</text:p>
          </table:table-cell>
          <table:table-cell table:number-columns-repeated="8"/>
          <table:table-cell office:value-type="string" calcext:value-type="string">
            <text:p>Zeilennummer 100: "* Hope when he becomes a big shot^1, he remembers us little guys down the stree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rangen essent und Magen auspumpent./%",</text:p>
          </table:table-cell>
          <table:table-cell table:number-columns-repeated="8"/>
          <table:table-cell office:value-type="string" calcext:value-type="string">
            <text:p>Zeilennummer 100: "* Eatin' oranges and gettin' our stomachs pumped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ichts is' besser als mit meinem Bro zu chillen.../",</text:p>
          </table:table-cell>
          <table:table-cell table:number-columns-repeated="8"/>
          <table:table-cell office:value-type="string" calcext:value-type="string">
            <text:p>Zeilennummer 100: "* Nothin' better than hangin' at the lake with my best bro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die Wellen zubeobachten.../%",</text:p>
          </table:table-cell>
          <table:table-cell table:number-columns-repeated="8"/>
          <table:table-cell office:value-type="string" calcext:value-type="string">
            <text:p>Zeilennummer 100: "* Watchin' the waves go by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/",</text:p>
          </table:table-cell>
          <table:table-cell table:number-columns-repeated="8"/>
          <table:table-cell office:value-type="string" calcext:value-type="string">
            <text:p>Zeilennummer 100: "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wahr./%",</text:p>
          </table:table-cell>
          <table:table-cell table:number-columns-repeated="8"/>
          <table:table-cell office:value-type="string" calcext:value-type="string">
            <text:p>Zeilennummer 100: "* ... tru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 Bürgermeisterin hat eine absolut schreckliche Ausstrahlung./",</text:p>
          </table:table-cell>
          <table:table-cell table:number-columns-repeated="8"/>
          <table:table-cell office:value-type="string" calcext:value-type="string">
            <text:p>Zeilennummer 100: "* The mayor's charisma is about zero^1.&amp;* No^1, it's negativ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ber sie arbeitet hart und hat eine gute Erfolgsgeschichte^1, also darf sie bleiben./",</text:p>
          </table:table-cell>
          <table:table-cell table:number-columns-repeated="8"/>
          <table:table-cell office:value-type="string" calcext:value-type="string">
            <text:p>Zeilennummer 100: "* But she works hard and has a good track record^1, so she runs unoppose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aaaaas ist auch Politik^1./%",</text:p>
          </table:table-cell>
          <table:table-cell table:number-columns-repeated="8"/>
          <table:table-cell office:value-type="string" calcext:value-type="string">
            <text:p>Zeilennummer 100: "* Thaaaaaat's politics^1.&amp;* Rarel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ie ist auch sehr kalt^1, wahrscheinlich, da die Klimaanlage immer an ist./",</text:p>
          </table:table-cell>
          <table:table-cell table:number-columns-repeated="8"/>
          <table:table-cell office:value-type="string" calcext:value-type="string">
            <text:p>Zeilennummer 100: "* Not only does she act icy^1, she always keeps her office's AC on full blas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ser Frost..^1. ist..^1.&amp;* Ist^1, dass das gefühl der Politik?/%",</text:p>
          </table:table-cell>
          <table:table-cell table:number-columns-repeated="8"/>
          <table:table-cell office:value-type="string" calcext:value-type="string">
            <text:p>Zeilennummer 100: "* That chill I feel..^1. is..^1.&amp;* Is this what politics feels like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ntschuldige^1, Entschuldige^1.&amp;* Die Bürgermeisterin hat zu tun./",</text:p>
          </table:table-cell>
          <table:table-cell table:number-columns-repeated="8"/>
          <table:table-cell office:value-type="string" calcext:value-type="string">
            <text:p>Zeilennummer 100: "* I'm sorry^1, I'm sorry^1.&amp;* The mayor is busy right no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nn du sie sehen willst^1, versuch bitte eine schreckliche Kriese zu erschaffen./%",</text:p>
          </table:table-cell>
          <table:table-cell table:number-columns-repeated="8"/>
          <table:table-cell office:value-type="string" calcext:value-type="string">
            <text:p>Zeilennummer 100: "* If you need to see her^1, please try causing some terrible crisi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ntschuldige^1, Entschuldige^1. Willst du dich über deine Lehrerin beschweren?/",</text:p>
          </table:table-cell>
          <table:table-cell table:number-columns-repeated="8"/>
          <table:table-cell office:value-type="string" calcext:value-type="string">
            <text:p>Zeilennummer 100: "* I'm sorry^1, I'm sorry^1.&amp;* Are you here to complain about your teacher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nn du sie nicht magst^1, beschwer dich bei deiner Mutter für die Einstellung.../%",</text:p>
          </table:table-cell>
          <table:table-cell table:number-columns-repeated="8"/>
          <table:table-cell office:value-type="string" calcext:value-type="string">
            <text:p>Zeilennummer 100: "* If you don't like her^1, please blame your mother for getting her hired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 kurzer^1.&amp;* Was willst DU eigentlich von der Bürgermeisterin?/",</text:p>
          </table:table-cell>
          <table:table-cell table:number-columns-repeated="8"/>
          <table:table-cell office:value-type="string" calcext:value-type="string">
            <text:p>Zeilennummer 100: "* Hey^1 short-stuff^1.&amp;* Why would YOU possibly need to talk to the mayor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st deine Zulage zu gering^1?&amp;* Isst du zu viel zuckriges^1?&amp;* Hast du deine Frisbee verloren?/",</text:p>
          </table:table-cell>
          <table:table-cell table:number-columns-repeated="8"/>
          <table:table-cell office:value-type="string" calcext:value-type="string">
            <text:p>Zeilennummer 100: "* Your allowance too low^1?&amp;* Ate too much candies^1?&amp;* Lost your frisbee in the wash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ey^1, Kurzer.../",</text:p>
          </table:table-cell>
          <table:table-cell table:number-columns-repeated="8"/>
          <table:table-cell office:value-type="string" calcext:value-type="string">
            <text:p>Zeilennummer 100: "* Hey^1, short-stuff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ist der Job der Cops./%",</text:p>
          </table:table-cell>
          <table:table-cell table:number-columns-repeated="8"/>
          <table:table-cell office:value-type="string" calcext:value-type="string">
            <text:p>Zeilennummer 100: "* That's what the cops are for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^1? ich soll dich nicht wie ein \"Kind\" <text:s/>behandeln? Gut.../",</text:p>
          </table:table-cell>
          <table:table-cell table:number-columns-repeated="8"/>
          <table:table-cell office:value-type="string" calcext:value-type="string">
            <text:p>Zeilennummer 100: "* What^1? Don't talk to you like you're a \"kid^1?\" Fin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nn du jemanden brauchst^1, der dir die Windel wechselt^1, geh zu den Cops./%",</text:p>
          </table:table-cell>
          <table:table-cell table:number-columns-repeated="8"/>
          <table:table-cell office:value-type="string" calcext:value-type="string">
            <text:p>Zeilennummer 100: "* If you need someone to change your diaper^1, go ask the Cop'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lso^1, die Dame bekommt dann einmal Crêpes^1, Einen Zimt de Latte.../",</text:p>
          </table:table-cell>
          <table:table-cell table:number-columns-repeated="8"/>
          <table:table-cell office:value-type="string" calcext:value-type="string">
            <text:p>Zeilennummer 100: "* So^1, for you two girls^1, that'll be the crepes^1, a cinnamon latt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Zwei perfekte Hasen, und... einmal Feuerholz...?/%",</text:p>
          </table:table-cell>
          <table:table-cell table:number-columns-repeated="8"/>
          <table:table-cell office:value-type="string" calcext:value-type="string">
            <text:p>Zeilennummer 100: "* Two bunny parfaits, and... a piece of firewood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^1, wie wollen Sie Ihr Feuerholz?/%",</text:p>
          </table:table-cell>
          <table:table-cell table:number-columns-repeated="8"/>
          <table:table-cell office:value-type="string" calcext:value-type="string">
            <text:p>Zeilennummer 100: "* And^1, how would you like that firewood done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umpel^1, weißt du noch^1, als wir die erste Stunde schwänzten^1, um hierher zukommen?/",</text:p>
          </table:table-cell>
          <table:table-cell table:number-columns-repeated="8"/>
          <table:table-cell office:value-type="string" calcext:value-type="string">
            <text:p>Zeilennummer 100: "* Dude^1, remember when we used to skip the first hour of class to come her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R gings gut^1, aber ich musste fast das Schuljahr wiederholen.../",</text:p>
          </table:table-cell>
          <table:table-cell table:number-columns-repeated="8"/>
          <table:table-cell office:value-type="string" calcext:value-type="string">
            <text:p>Zeilennummer 100: "* YOU were fine^1, but I almost had to repeat the year 'cause of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se Crêpes waren es aber VERDAMMT wert^1! Kriminalität gibt die perfekte Würze!/%",</text:p>
          </table:table-cell>
          <table:table-cell table:number-columns-repeated="8"/>
          <table:table-cell office:value-type="string" calcext:value-type="string">
            <text:p>Zeilennummer 100: "* Those crepes were MAD worth^1, though^1! Delinquency is the best condimen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umpel^1, haetten wir Gerson keine Überreste gegeben^1, Haette ich es NICHT geschaft.../%",</text:p>
          </table:table-cell>
          <table:table-cell table:number-columns-repeated="8"/>
          <table:table-cell office:value-type="string" calcext:value-type="string">
            <text:p>Zeilennummer 100: "* Dude^1, if we didn't bring Gerson our leftovers^1, I bet I would have failed HARD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e Wolf mag kein Eis in Drink./",</text:p>
          </table:table-cell>
          <table:table-cell table:number-columns-repeated="8"/>
          <table:table-cell office:value-type="string" calcext:value-type="string">
            <text:p>Zeilennummer 100: "* Ice Wolf does not like ice in drink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e Wolf mag Eis.../",</text:p>
          </table:table-cell>
          <table:table-cell table:number-columns-repeated="8"/>
          <table:table-cell office:value-type="string" calcext:value-type="string">
            <text:p>Zeilennummer 100: "* Ice Wolf likes ic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ZUM Trinken!/%",</text:p>
          </table:table-cell>
          <table:table-cell table:number-columns-repeated="8"/>
          <table:table-cell office:value-type="string" calcext:value-type="string">
            <text:p>Zeilennummer 100: "* ... to BE drink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e Wolf auch mag Eis Maskottchen./%",</text:p>
          </table:table-cell>
          <table:table-cell table:number-columns-repeated="8"/>
          <table:table-cell office:value-type="string" calcext:value-type="string">
            <text:p>Zeilennummer 100: "* Ice Wolf also like ice-themed mascots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nn du mich anschaust^1, musst du dir wohl denken^1, was ich für Geheimnise habe.../",</text:p>
          </table:table-cell>
          <table:table-cell table:number-columns-repeated="8"/>
          <table:table-cell office:value-type="string" calcext:value-type="string">
            <text:p>Zeilennummer 100: "* Looking at my rugged body^1, you must wonder what kind of secrets I hol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ein Geheimnis ist^1, dass ich meine Pancakes in meinem Hut verstecke./%",</text:p>
          </table:table-cell>
          <table:table-cell table:number-columns-repeated="8"/>
          <table:table-cell office:value-type="string" calcext:value-type="string">
            <text:p>Zeilennummer 100: "* My secret is^1, I put all my leftover pancakes in this giant ha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Puh^1!&amp;* I liebe PANCAKES!/%",</text:p>
          </table:table-cell>
          <table:table-cell table:number-columns-repeated="8"/>
          <table:table-cell office:value-type="string" calcext:value-type="string">
            <text:p>Zeilennummer 100: "* Whew^1!&amp;* I sure love PANCAK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allo^1!&amp;* Hab dich ja lange nicht gesehen^1./",</text:p>
          </table:table-cell>
          <table:table-cell table:number-columns-repeated="8"/>
          <table:table-cell office:value-type="string" calcext:value-type="string">
            <text:p>Zeilennummer 100: "* Hey there^1!&amp;* Haven't seen you in a while^1, hun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weiß noch^1, jeden Sontag^1, nach Schluss.../",</text:p>
          </table:table-cell>
          <table:table-cell table:number-columns-repeated="8"/>
          <table:table-cell office:value-type="string" calcext:value-type="string">
            <text:p>Zeilennummer 100: "* I remember^1, back on Sundays^1, after servic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amen du und deine Familie her und bestellten das Spezialmenü./",</text:p>
          </table:table-cell>
          <table:table-cell table:number-columns-repeated="8"/>
          <table:table-cell office:value-type="string" calcext:value-type="string">
            <text:p>Zeilennummer 100: "* You and your family would come in and order the special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llerdings sind Dinge geschehen^1 und dann.../",</text:p>
          </table:table-cell>
          <table:table-cell table:number-columns-repeated="8"/>
          <table:table-cell office:value-type="string" calcext:value-type="string">
            <text:p>Zeilennummer 100: "* 'Course^1, things happened^1, and then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Kamt ihr..^1.&amp;* nicht mehr zusammen./",</text:p>
          </table:table-cell>
          <table:table-cell table:number-columns-repeated="8"/>
          <table:table-cell office:value-type="string" calcext:value-type="string">
            <text:p>Zeilennummer 100: "* Y'all..^1.&amp;* Stopped comin' togethe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ch jeden Sontag^1, kamen immer noch du und dein Bruder her./",</text:p>
          </table:table-cell>
          <table:table-cell table:number-columns-repeated="8"/>
          <table:table-cell office:value-type="string" calcext:value-type="string">
            <text:p>Zeilennummer 100: "* But every Sunday^1, you and your brother'd still come in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r gab dir immer eine heiße Schokolade aus.../",</text:p>
          </table:table-cell>
          <table:table-cell table:number-columns-repeated="8"/>
          <table:table-cell office:value-type="string" calcext:value-type="string">
            <text:p>Zeilennummer 100: "* He'd order you a hot chocolat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ihr saßt euch immer dort in die Ecke und.../",</text:p>
          </table:table-cell>
          <table:table-cell table:number-columns-repeated="8"/>
          <table:table-cell office:value-type="string" calcext:value-type="string">
            <text:p>Zeilennummer 100: "* And you two'd sit down at that table in the corn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habt Formen mit eurem Atem auf das Fenster gezeichnet./",</text:p>
          </table:table-cell>
          <table:table-cell table:number-columns-repeated="8"/>
          <table:table-cell office:value-type="string" calcext:value-type="string">
            <text:p>Zeilennummer 100: "* ... drawin' shapes in the window with your breath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/",</text:p>
          </table:table-cell>
          <table:table-cell table:number-columns-repeated="8"/>
          <table:table-cell office:value-type="string" calcext:value-type="string">
            <text:p>Zeilennummer 100: "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u musst ihn echt vermissen^1, huh?/",</text:p>
          </table:table-cell>
          <table:table-cell table:number-columns-repeated="8"/>
          <table:table-cell office:value-type="string" calcext:value-type="string">
            <text:p>Zeilennummer 100: "* You must really miss him^1, huh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Hier^1, 'ne Kleinigkeit, willst du?/",</text:p>
          </table:table-cell>
          <table:table-cell table:number-columns-repeated="8"/>
          <table:table-cell office:value-type="string" calcext:value-type="string">
            <text:p>Zeilennummer 100: "* ... Here^1, how about thi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Kris bekommt heiße Schokolade.)/",</text:p>
          </table:table-cell>
          <table:table-cell table:number-columns-repeated="8"/>
          <table:table-cell office:value-type="string" calcext:value-type="string">
            <text:p>Zeilennummer 100: "* (You got the Hot Chocolate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ht auf's Haus./%",</text:p>
          </table:table-cell>
          <table:table-cell table:number-columns-repeated="8"/>
          <table:table-cell office:value-type="string" calcext:value-type="string">
            <text:p>Zeilennummer 100: "* On the house, hun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Weißt du^1, ich gab dir zwar eine kostenlose Heiße Schokolade,.../",</text:p>
          </table:table-cell>
          <table:table-cell table:number-columns-repeated="8"/>
          <table:table-cell office:value-type="string" calcext:value-type="string">
            <text:p>Zeilennummer 100: "* ... You know^1, I'd give you a hot chocolate on the hous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 aber es scheint^1m als hast du schon genug in der Tasche./",</text:p>
          </table:table-cell>
          <table:table-cell table:number-columns-repeated="8"/>
          <table:table-cell office:value-type="string" calcext:value-type="string">
            <text:p>Zeilennummer 100: "* ... But it looks like you've got enough things alread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h es ruhig an^1, okay^1?/%",</text:p>
          </table:table-cell>
          <table:table-cell table:number-columns-repeated="8"/>
          <table:table-cell office:value-type="string" calcext:value-type="string">
            <text:p>Zeilennummer 100: "* Take it easy^1, okay^1, hun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esuch uns bitte wieder^1, OK?/%",</text:p>
          </table:table-cell>
          <table:table-cell table:number-columns-repeated="8"/>
          <table:table-cell office:value-type="string" calcext:value-type="string">
            <text:p>Zeilennummer 100: "* Don't be a stranger now^1, alright^1, hun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/",</text:p>
          </table:table-cell>
          <table:table-cell table:number-columns-repeated="8"/>
          <table:table-cell office:value-type="string" calcext:value-type="string">
            <text:p>Zeilennummer 100: "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1* Du lebst./",</text:p>
          </table:table-cell>
          <table:table-cell table:number-columns-repeated="8"/>
          <table:table-cell office:value-type="string" calcext:value-type="string">
            <text:p>Zeilennummer 100: "\\E1* You're aliv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0* .../",</text:p>
          </table:table-cell>
          <table:table-cell table:number-columns-repeated="8"/>
          <table:table-cell office:value-type="string" calcext:value-type="string">
            <text:p>Zeilennummer 100: "\\E0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2* Nett./",</text:p>
          </table:table-cell>
          <table:table-cell table:number-columns-repeated="8"/>
          <table:table-cell office:value-type="string" calcext:value-type="string">
            <text:p>Zeilennummer 100: "\\E2* Nic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1* .../",</text:p>
          </table:table-cell>
          <table:table-cell table:number-columns-repeated="8"/>
          <table:table-cell office:value-type="string" calcext:value-type="string">
            <text:p>Zeilennummer 100: "\\E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0* .../",</text:p>
          </table:table-cell>
          <table:table-cell table:number-columns-repeated="8"/>
          <table:table-cell office:value-type="string" calcext:value-type="string">
            <text:p>Zeilennummer 100: "\\E0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1* Ich arbeite./%",</text:p>
          </table:table-cell>
          <table:table-cell table:number-columns-repeated="8"/>
          <table:table-cell office:value-type="string" calcext:value-type="string">
            <text:p>Zeilennummer 100: "\\E1* I'm working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.../",</text:p>
          </table:table-cell>
          <table:table-cell table:number-columns-repeated="8"/>
          <table:table-cell office:value-type="string" calcext:value-type="string">
            <text:p>Zeilennummer 100: "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1* Diese Uniform ist.../",</text:p>
          </table:table-cell>
          <table:table-cell table:number-columns-repeated="8"/>
          <table:table-cell office:value-type="string" calcext:value-type="string">
            <text:p>Zeilennummer 100: "\\E1* This uniform'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0* Vorgeschrieben./%",</text:p>
          </table:table-cell>
          <table:table-cell table:number-columns-repeated="8"/>
          <table:table-cell office:value-type="string" calcext:value-type="string">
            <text:p>Zeilennummer 100: "\\E0* Mandator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h^1, wir nehmen das Spezialmenü^1 und habt ihr etwas Glitzer...?/",</text:p>
          </table:table-cell>
          <table:table-cell table:number-columns-repeated="8"/>
          <table:table-cell office:value-type="string" calcext:value-type="string">
            <text:p>Zeilennummer 100: "* Uh^1, we'll take the special^1, and do you have any edible glitter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ser Junge isst nichts^1, was nicht wie ein Schatz aussieht.../%",</text:p>
          </table:table-cell>
          <table:table-cell table:number-columns-repeated="8"/>
          <table:table-cell office:value-type="string" calcext:value-type="string">
            <text:p>Zeilennummer 100: "* The youngest one won't eat anything if it doesn't look like treasure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m Notfall^1, reichen auch Streusel.../%",</text:p>
          </table:table-cell>
          <table:table-cell table:number-columns-repeated="8"/>
          <table:table-cell office:value-type="string" calcext:value-type="string">
            <text:p>Zeilennummer 100: "* In a pinch^1, sprinkles will work^1, too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he gash weaves down as if you cry./%",</text:p>
          </table:table-cell>
          <table:table-cell table:number-columns-repeated="8"/>
          <table:table-cell office:value-type="string" calcext:value-type="string">
            <text:p>Zeilennummer 100: "* The gash weaves down as if you cr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-stop^1!&amp;* I'm still recovering from where you hurt me./",</text:p>
          </table:table-cell>
          <table:table-cell table:number-columns-repeated="8"/>
          <table:table-cell office:value-type="string" calcext:value-type="string">
            <text:p>Zeilennummer 100: "* S-stop^1!&amp;* I'm still recovering from where you hurt m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Plus^1, I just ate^1, so I'll get a cramp if I fight you so quickly./%",</text:p>
          </table:table-cell>
          <table:table-cell table:number-columns-repeated="8"/>
          <table:table-cell office:value-type="string" calcext:value-type="string">
            <text:p>Zeilennummer 100: "* Plus^1, I just ate^1, so I'll get a cramp if I fight you so quickl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es your castle have a pool^1?&amp;* I wanna know if I should bring my cute swimsuit.../%",</text:p>
          </table:table-cell>
          <table:table-cell table:number-columns-repeated="8"/>
          <table:table-cell office:value-type="string" calcext:value-type="string">
            <text:p>Zeilennummer 100: "* Does your castle have a pool^1?&amp;* I wanna know if I should bring my cute swimsuit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Felt like I was soaring through the air earlier.../",</text:p>
          </table:table-cell>
          <table:table-cell table:number-columns-repeated="8"/>
          <table:table-cell office:value-type="string" calcext:value-type="string">
            <text:p>Zeilennummer 100: "* Felt like I was soaring through the air earli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as that a dream...?/%",</text:p>
          </table:table-cell>
          <table:table-cell table:number-columns-repeated="8"/>
          <table:table-cell office:value-type="string" calcext:value-type="string">
            <text:p>Zeilennummer 100: "* Was that a dream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re you puzzled by COMBAT^1?&amp;* Wanna know how TP works?/%",</text:p>
          </table:table-cell>
          <table:table-cell table:number-columns-repeated="8"/>
          <table:table-cell office:value-type="string" calcext:value-type="string">
            <text:p>Zeilennummer 100: "* Are you puzzled by COMBAT^1?&amp;* Wanna know how TP works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f you still haven't assembled all the details.../",</text:p>
          </table:table-cell>
          <table:table-cell table:number-columns-repeated="8"/>
          <table:table-cell office:value-type="string" calcext:value-type="string">
            <text:p>Zeilennummer 100: "* If you still haven't assembled all the detail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y cohorts to the WEST will gladly help you put the pieces together./%",</text:p>
          </table:table-cell>
          <table:table-cell table:number-columns-repeated="8"/>
          <table:table-cell office:value-type="string" calcext:value-type="string">
            <text:p>Zeilennummer 100: "* My cohorts to the WEST will gladly help you put the pieces together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our friends can't \\cYACT\\cW alone^1, but they can still help you win peacefully./",</text:p>
          </table:table-cell>
          <table:table-cell table:number-columns-repeated="8"/>
          <table:table-cell office:value-type="string" calcext:value-type="string">
            <text:p>Zeilennummer 100: "* Your friends can't \\cYACT\\cW alone^1, but they can still help you win peacefull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he \\cGDARK PRINCE\\cW's \\cYPACIFY\\cW spell can remove \\cBTIRED\\cW enemies safely from battle./",</text:p>
          </table:table-cell>
          <table:table-cell table:number-columns-repeated="8"/>
          <table:table-cell office:value-type="string" calcext:value-type="string">
            <text:p>Zeilennummer 100: "* The \\cGDARK PRINCE\\cW's \\cYPACIFY\\cW spell can remove \\cBTIRED\\cW enemies safely from battl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f nothing else^1, why not try using an \\cYITEM\\cW?/",</text:p>
          </table:table-cell>
          <table:table-cell table:number-columns-repeated="8"/>
          <table:table-cell office:value-type="string" calcext:value-type="string">
            <text:p>Zeilennummer 100: "* If nothing else^1, why not try using an \\cYITEM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Even if it seems useless^1, the effects may surprise you./%",</text:p>
          </table:table-cell>
          <table:table-cell table:number-columns-repeated="8"/>
          <table:table-cell office:value-type="string" calcext:value-type="string">
            <text:p>Zeilennummer 100: "* Even if it seems useless^1, the effects may surprise you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hat^1?&amp;* I'm building a ladder here./",</text:p>
          </table:table-cell>
          <table:table-cell table:number-columns-repeated="8"/>
          <table:table-cell office:value-type="string" calcext:value-type="string">
            <text:p>Zeilennummer 100: "* What^1?&amp;* I'm building a ladder her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oday's lesson is..^1.&amp;* \\cRGet out of my way when I'm building a ladder!\\cW /",</text:p>
          </table:table-cell>
          <table:table-cell table:number-columns-repeated="8"/>
          <table:table-cell office:value-type="string" calcext:value-type="string">
            <text:p>Zeilennummer 100: "* Today's lesson is..^1.&amp;* \\cRGet out of my way when I'm building a ladder!\\cW 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 you need an \\cRinteractive tutorial\\cW on \\cRleaving me alone\\cW?/%",</text:p>
          </table:table-cell>
          <table:table-cell table:number-columns-repeated="8"/>
          <table:table-cell office:value-type="string" calcext:value-type="string">
            <text:p>Zeilennummer 100: "* Do you need an \\cRinteractive tutorial\\cW on \\cRleaving me alone\\cW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hat?/",</text:p>
          </table:table-cell>
          <table:table-cell table:number-columns-repeated="8"/>
          <table:table-cell office:value-type="string" calcext:value-type="string">
            <text:p>Zeilennummer 100: "* Wha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 you need an \\cRinteractive tutorial\\cW on \\cRleaving me alone\\cW?/%",</text:p>
          </table:table-cell>
          <table:table-cell table:number-columns-repeated="8"/>
          <table:table-cell office:value-type="string" calcext:value-type="string">
            <text:p>Zeilennummer 100: "* Do you need an \\cRinteractive tutorial\\cW on \\cRleaving me alone\\cW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\\cYDEFENDING\\cW will not only temporarily \\cRreduce the damage\\cW you take.../",</text:p>
          </table:table-cell>
          <table:table-cell table:number-columns-repeated="8"/>
          <table:table-cell office:value-type="string" calcext:value-type="string">
            <text:p>Zeilennummer 100: "* \\cYDEFENDING\\cW will not only temporarily \\cRreduce the damage\\cW you tak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t also lets you focus^1, \\cYrestoring TP\\cW. You need \\cYTP\\cW to \\cRCAST SPELLS\\cW!/",</text:p>
          </table:table-cell>
          <table:table-cell table:number-columns-repeated="8"/>
          <table:table-cell office:value-type="string" calcext:value-type="string">
            <text:p>Zeilennummer 100: "* It also lets you focus^1, \\cYrestoring TP\\cW. You need \\cYTP\\cW to \\cRCAST SPELLS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So don't be afraid to \\cYDEFEND\\cW^1!&amp;* \\cYDEFEND\\cW and \\cYCAST SPELLS\\cW!/",</text:p>
          </table:table-cell>
          <table:table-cell table:number-columns-repeated="8"/>
          <table:table-cell office:value-type="string" calcext:value-type="string">
            <text:p>Zeilennummer 100: "* So don't be afraid to \\cYDEFEND\\cW^1!&amp;* \\cYDEFEND\\cW and \\cYCAST SPELLS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By the way^1, all leftover \\cYTP\\cW will \\cRturn into extra MONEY\\cW after the battle!/%",</text:p>
          </table:table-cell>
          <table:table-cell table:number-columns-repeated="8"/>
          <table:table-cell office:value-type="string" calcext:value-type="string">
            <text:p>Zeilennummer 100: "* By the way^1, all leftover \\cYTP\\cW will \\cRturn into extra MONEY\\cW after the battl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Getting close to \\cYBULLETS\\cW is really exciting^1, isn't it?/",</text:p>
          </table:table-cell>
          <table:table-cell table:number-columns-repeated="8"/>
          <table:table-cell office:value-type="string" calcext:value-type="string">
            <text:p>Zeilennummer 100: "* Getting close to \\cYBULLETS\\cW is really exciting^1, isn't i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ou'll \\cRrecover a little\\cW \\cYTP\\cW for each \\cYBULLET\\cW you get close to./",</text:p>
          </table:table-cell>
          <table:table-cell table:number-columns-repeated="8"/>
          <table:table-cell office:value-type="string" calcext:value-type="string">
            <text:p>Zeilennummer 100: "* You'll \\cRrecover a little\\cW \\cYTP\\cW for each \\cYBULLET\\cW you get close to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Plus^1, \\cRgetting close to bullets\\cW can sometimes end the \\cRenemy's attack faster\\cW./",</text:p>
          </table:table-cell>
          <table:table-cell table:number-columns-repeated="8"/>
          <table:table-cell office:value-type="string" calcext:value-type="string">
            <text:p>Zeilennummer 100: "* Plus^1, \\cRgetting close to bullets\\cW can sometimes end the \\cRenemy's attack faster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t's quite \\cRdangerous\\cW though^1.&amp;* So no worries if you don't want to try./%",</text:p>
          </table:table-cell>
          <table:table-cell table:number-columns-repeated="8"/>
          <table:table-cell office:value-type="string" calcext:value-type="string">
            <text:p>Zeilennummer 100: "* It's quite \\cRdangerous\\cW though^1.&amp;* So no worries if you don't want to tr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It's a candy tree.^1)&amp;* (All the ripe candy has been picked.)/%",</text:p>
          </table:table-cell>
          <table:table-cell table:number-columns-repeated="8"/>
          <table:table-cell office:value-type="string" calcext:value-type="string">
            <text:p>Zeilennummer 100: "* (It's a candy tree.^1)&amp;* (All the ripe candy has been picked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It's a candy tree.^1)&amp;* (All the ripe candy has been picked.)/",</text:p>
          </table:table-cell>
          <table:table-cell table:number-columns-repeated="8"/>
          <table:table-cell office:value-type="string" calcext:value-type="string">
            <text:p>Zeilennummer 100: "* (It's a candy tree.^1)&amp;* (All the ripe candy has been picked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Let's not take any more^1, Kris^1.&amp;* Unripe candy is sour./",</text:p>
          </table:table-cell>
          <table:table-cell table:number-columns-repeated="8"/>
          <table:table-cell office:value-type="string" calcext:value-type="string">
            <text:p>Zeilennummer 100: "* Let's not take any more^1, Kris^1.&amp;* Unripe candy is sour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hat^1? Sour^1, sweet^1, meaty^1, bitter..^1. if it's candy^1, it's good!/",</text:p>
          </table:table-cell>
          <table:table-cell table:number-columns-repeated="8"/>
          <table:table-cell office:value-type="string" calcext:value-type="string">
            <text:p>Zeilennummer 100: "* What^1? Sour^1, sweet^1, meaty^1, bitter..^1. if it's candy^1, it's good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ell^1, that's accepting of you.../",</text:p>
          </table:table-cell>
          <table:table-cell table:number-columns-repeated="8"/>
          <table:table-cell office:value-type="string" calcext:value-type="string">
            <text:p>Zeilennummer 100: "* Well^1, that's accepting of you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9* ... Wait^1, \"meaty?\"/%",</text:p>
          </table:table-cell>
          <table:table-cell table:number-columns-repeated="8"/>
          <table:table-cell office:value-type="string" calcext:value-type="string">
            <text:p>Zeilennummer 100: "\\E9* ... Wait^1, \"meaty?\"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What kind of candy is meaty?/",</text:p>
          </table:table-cell>
          <table:table-cell table:number-columns-repeated="8"/>
          <table:table-cell office:value-type="string" calcext:value-type="string">
            <text:p>Zeilennummer 100: "* What kind of candy is meaty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Y'know^1.&amp;* Whatever it's called^1.&amp;* Uhhh^1, jerky./",</text:p>
          </table:table-cell>
          <table:table-cell table:number-columns-repeated="8"/>
          <table:table-cell office:value-type="string" calcext:value-type="string">
            <text:p>Zeilennummer 100: "* Y'know^1.&amp;* Whatever it's called^1.&amp;* Uhhh^1, jerk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hat's not candy.../",</text:p>
          </table:table-cell>
          <table:table-cell table:number-columns-repeated="8"/>
          <table:table-cell office:value-type="string" calcext:value-type="string">
            <text:p>Zeilennummer 100: "* That's not candy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hen why is it next to it in the store!?/%",</text:p>
          </table:table-cell>
          <table:table-cell table:number-columns-repeated="8"/>
          <table:table-cell office:value-type="string" calcext:value-type="string">
            <text:p>Zeilennummer 100: "* Then why is it next to it in the store!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Today's a special day^2~&amp;* OBVIOUSLY^2.&amp;* To some degree.../",</text:p>
          </table:table-cell>
          <table:table-cell table:number-columns-repeated="8"/>
          <table:table-cell office:value-type="string" calcext:value-type="string">
            <text:p>Zeilennummer 100: "* Today's a special day^2~&amp;* OBVIOUSLY^2.&amp;* To some degre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o you know what day it is~^2?&amp;* You BETTER^1.&amp;* Um^1, it's OK if you don't.../%",</text:p>
          </table:table-cell>
          <table:table-cell table:number-columns-repeated="8"/>
          <table:table-cell office:value-type="string" calcext:value-type="string">
            <text:p>Zeilennummer 100: "* Do you know what day it is~^2?&amp;* You BETTER^1.&amp;* Um^1, it's OK if you don't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iese \\cYVögel\\cW \\cYpissen\\cW mich an.../",</text:p>
          </table:table-cell>
          <table:table-cell table:number-columns-repeated="8"/>
          <table:table-cell office:value-type="string" calcext:value-type="string">
            <text:p>Zeilennummer 100: "* These \\cYbirds\\cW are \\cYPissing\\cW me off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Ich bin der echte <text:s text:c="2"/>\\cYStarwalker\\cW /%",</text:p>
          </table:table-cell>
          <table:table-cell table:number-columns-repeated="8"/>
          <table:table-cell office:value-type="string" calcext:value-type="string">
            <text:p>Zeilennummer 100: "* I'm the original <text:s text:c="2"/>\\cYStarwalker\\cW 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Als der König noch nicht regierte^1, habe ich das Blattzeug vom Baum gegessen.../",</text:p>
          </table:table-cell>
          <table:table-cell table:number-columns-repeated="8"/>
          <table:table-cell office:value-type="string" calcext:value-type="string">
            <text:p>Zeilennummer 100: "* Before the King came along^1, I used to eat the leaves from this tre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tu ich immer noch./",</text:p>
          </table:table-cell>
          <table:table-cell table:number-columns-repeated="8"/>
          <table:table-cell office:value-type="string" calcext:value-type="string">
            <text:p>Zeilennummer 100: "* Now I still do tha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ist das Leben eines <text:s/>Wurms.../%",</text:p>
          </table:table-cell>
          <table:table-cell table:number-columns-repeated="8"/>
          <table:table-cell office:value-type="string" calcext:value-type="string">
            <text:p>Zeilennummer 100: "* Such is the way of the worm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ist das Leben eines <text:s/>Wurms.../%",</text:p>
          </table:table-cell>
          <table:table-cell table:number-columns-repeated="8"/>
          <table:table-cell office:value-type="string" calcext:value-type="string">
            <text:p>Zeilennummer 100: "* Such is the way of the worm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uh?/%",</text:p>
          </table:table-cell>
          <table:table-cell table:number-columns-repeated="8"/>
          <table:table-cell office:value-type="string" calcext:value-type="string">
            <text:p>Zeilennummer 100: "* Huh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(Hathy schaut dich an...)/",</text:p>
          </table:table-cell>
          <table:table-cell table:number-columns-repeated="8"/>
          <table:table-cell office:value-type="string" calcext:value-type="string">
            <text:p>Zeilennummer 100: "* (Hathy looked at you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ama miba!^1! Was ne Party!^1! Das ruft nach Kuchen!!/",</text:p>
          </table:table-cell>
          <table:table-cell table:number-columns-repeated="8"/>
          <table:table-cell office:value-type="string" calcext:value-type="string">
            <text:p>Zeilennummer 100: "* Mama miba!^1! What a celebration!^1! This calls for a cake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nd diesmal^1, Mache ich eine aus Tierschutzmetall!/%",</text:p>
          </table:table-cell>
          <table:table-cell table:number-columns-repeated="8"/>
          <table:table-cell office:value-type="string" calcext:value-type="string">
            <text:p>Zeilennummer 100: "* And this time^1, I'll make it out of metal so animals can't eat i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Clovers Mutter^1!&amp;* Bitte probier meinen Kuchen jeder Zeit!/",</text:p>
          </table:table-cell>
          <table:table-cell table:number-columns-repeated="8"/>
          <table:table-cell office:value-type="string" calcext:value-type="string">
            <text:p>Zeilennummer 100: "* Clover's mother^1!&amp;* Please sample my cakes any tim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USS ICH Clovers Mutter sein?/",</text:p>
          </table:table-cell>
          <table:table-cell table:number-columns-repeated="8"/>
          <table:table-cell office:value-type="string" calcext:value-type="string">
            <text:p>Zeilennummer 100: "* Do I HAVE TO be Clover's mom to do tha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Ja^1! Das ist eine wichtige Regel!/%",</text:p>
          </table:table-cell>
          <table:table-cell table:number-columns-repeated="8"/>
          <table:table-cell office:value-type="string" calcext:value-type="string">
            <text:p>Zeilennummer 100: "* Yes^1! That's my arbitrary rul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Mama miba^1! Was ne Feier^1! Das ruft nach Kuchen!!/",</text:p>
          </table:table-cell>
          <table:table-cell table:number-columns-repeated="8"/>
          <table:table-cell office:value-type="string" calcext:value-type="string">
            <text:p>Zeilennummer 100: "* Mama miba^1! What a celebration^1! Everyone is her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Das muss die Party sein, für die ich den Kuchen gemacht habe!!/",</text:p>
          </table:table-cell>
          <table:table-cell table:number-columns-repeated="8"/>
          <table:table-cell office:value-type="string" calcext:value-type="string">
            <text:p>Zeilennummer 100: "* This must be the birthday party I made that cake for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Clovers Geburt!^1! Solch ein schöner Anlass!^1! ich möchte heulen!/",</text:p>
          </table:table-cell>
          <table:table-cell table:number-columns-repeated="8"/>
          <table:table-cell office:value-type="string" calcext:value-type="string">
            <text:p>Zeilennummer 100: "* Clover's birth!^1! Such a sweet occasion!^1! I might cry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Uh..^1. Eigentlich^1, ist das ganze Ding hier^1, nun^1, UNSERE Schuld./",</text:p>
          </table:table-cell>
          <table:table-cell table:number-columns-repeated="8"/>
          <table:table-cell office:value-type="string" calcext:value-type="string">
            <text:p>Zeilennummer 100: "* Uh..^1. actually^1, this whole thing is^1, like^1, OUR fault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Oh^1! Mon amiga!^1! Dann..^1. BIST DU Clovers Mutter!?!??/",</text:p>
          </table:table-cell>
          <table:table-cell table:number-columns-repeated="8"/>
          <table:table-cell office:value-type="string" calcext:value-type="string">
            <text:p>Zeilennummer 100: "* Oh^1! Mon amiga!^1! Then..^1. YOU'RE Clover's mother!?!?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Nun verstehe ich, warum du den Kuchen gegessen hast!^1! Um Sie zu schützen!!/",</text:p>
          </table:table-cell>
          <table:table-cell table:number-columns-repeated="8"/>
          <table:table-cell office:value-type="string" calcext:value-type="string">
            <text:p>Zeilennummer 100: "* Now I understand why you ate the cake!^1! To protect her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* Huh^1, warte^1, nein^1, I --/",</text:p>
          </table:table-cell>
          <table:table-cell table:number-columns-repeated="8"/>
          <table:table-cell office:value-type="string" calcext:value-type="string">
            <text:p>Zeilennummer 100: "* Huh^1, wait^1, no^1, I -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100: "\\E3* (Warte^1, wenn ich mitmache^1, bekomme ich dann mehr Kuchen...?)/%",</text:p>
          </table:table-cell>
          <table:table-cell table:number-columns-repeated="8"/>
          <table:table-cell office:value-type="string" calcext:value-type="string">
            <text:p>Zeilennummer 100: "\\E3* (Wait^1, if I go along with this^1, can I get more cake...?)/%",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36:42.190000000</meta:creation-date>
    <dc:date>2023-06-18T21:38:38.558000000</dc:date>
    <meta:editing-duration>PT1M56S</meta:editing-duration>
    <meta:editing-cycles>1</meta:editing-cycles>
    <meta:document-statistic meta:table-count="1" meta:cell-count="827" meta:object-count="0"/>
    <meta:generator>LibreOffice/7.4.3.2$Windows_X86_64 LibreOffice_project/1048a8393ae2eeec98dff31b5c133c5f1d08b890</meta:generator>
  </office:meta>
</office:document-meta>
</file>